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bitmap;windows_formatname=&quot;Bitmap&quot;" manifest:full-path="ObjectReplacements/Object 1"/>
  <manifest:file-entry manifest:media-type="application/x-openoffice-wmf;windows_formatname=&quot;Image WMF&quot;" manifest:full-path="ObjectReplacements/Object 2"/>
  <manifest:file-entry manifest:media-type="application/x-openoffice-bitmap;windows_formatname=&quot;Bitmap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application/vnd.sun.star.oleobject" manifest:full-path="Object 3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ffff99" draw:textarea-horizontal-align="justify" draw:textarea-vertical-align="middle" draw:auto-grow-height="false" fo:min-height="0cm" fo:min-width="0cm" draw:shadow="hidden"/>
    </style:style>
    <style:style style:name="gr3" style:family="graphic" style:parent-style-name="standard">
      <style:graphic-properties draw:fill="solid" draw:fill-color="#ffff99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3cm" draw:marker-start-width="0.65cm" draw:marker-end="Arrow" draw:marker-end-width="0.75cm" draw:fill="solid" draw:fill-color="#ffff99" draw:textarea-horizontal-align="center" draw:textarea-vertical-align="middle" fo:padding-top="0.275cm" fo:padding-bottom="0.275cm" fo:padding-left="0.4cm" fo:padding-right="0.4cm"/>
    </style:style>
    <style:style style:name="gr6" style:family="graphic" style:parent-style-name="standard">
      <style:graphic-properties draw:fill="solid" draw:fill-color="#e6ff00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solid" draw:fill-color="#e6e64c" draw:auto-grow-height="true" draw:auto-grow-width="false" fo:max-height="0cm" fo:min-height="9.794cm"/>
    </style:style>
    <style:style style:name="gr8" style:family="graphic" style:parent-style-name="standard">
      <style:graphic-properties draw:stroke="none" svg:stroke-color="#000000" draw:fill="solid" draw:fill-color="#e6e64c" draw:auto-grow-height="true" draw:auto-grow-width="false" fo:max-height="0cm" fo:min-height="7.794cm"/>
    </style:style>
    <style:style style:name="gr9" style:family="graphic" style:parent-style-name="standard">
      <style:graphic-properties draw:stroke="none" svg:stroke-color="#000000" draw:fill="solid" draw:fill-color="#e6e64c" draw:auto-grow-height="true" draw:auto-grow-width="false" fo:max-height="0cm" fo:min-height="3.294cm"/>
    </style:style>
    <style:style style:name="gr10" style:family="graphic" style:parent-style-name="standard">
      <style:graphic-properties draw:stroke="none" svg:stroke-color="#000000" draw:fill="solid" draw:fill-color="#e6e64c" draw:auto-grow-height="true" draw:auto-grow-width="false" fo:max-height="0cm" fo:min-height="2.25cm"/>
    </style:style>
    <style:style style:name="gr11" style:family="graphic" style:parent-style-name="standard">
      <style:graphic-properties draw:stroke="none" svg:stroke-color="#000000" draw:fill="solid" draw:fill-color="#e6e64c" draw:auto-grow-height="true" draw:auto-grow-width="false" fo:max-height="0cm" fo:min-height="2.477cm"/>
    </style:style>
    <style:style style:name="gr12" style:family="graphic" style:parent-style-name="standard">
      <style:graphic-properties draw:stroke="none" svg:stroke-color="#000000" draw:fill="solid" draw:fill-color="#e6e64c" draw:auto-grow-height="true" draw:auto-grow-width="false" fo:max-height="0cm" fo:min-height="2.794cm"/>
    </style:style>
    <style:style style:name="gr13" style:family="graphic" style:parent-style-name="standard">
      <style:graphic-properties draw:visible-area-left="0cm" draw:visible-area-top="0cm" draw:visible-area-width="21.984cm" draw:visible-area-height="14.47cm"/>
    </style:style>
    <style:style style:name="gr14" style:family="graphic" style:parent-style-name="standard">
      <style:graphic-properties draw:visible-area-left="0cm" draw:visible-area-top="0cm" draw:visible-area-width="20.793cm" draw:visible-area-height="14.894cm"/>
    </style:style>
    <style:style style:name="gr15" style:family="graphic" style:parent-style-name="standard">
      <style:graphic-properties draw:visible-area-left="0cm" draw:visible-area-top="0cm" draw:visible-area-width="18.835cm" draw:visible-area-height="14.232cm"/>
    </style:style>
    <style:style style:name="pr1" style:family="presentation" style:parent-style-name="Standard-title">
      <style:graphic-properties draw:stroke="none" draw:fill="none" draw:fill-color="#cccc00" draw:textarea-horizontal-align="left" draw:textarea-vertical-align="bottom" draw:auto-grow-height="true" draw:auto-grow-width="false" fo:min-height="5.456cm" fo:min-width="0cm" fo:padding-top="0.13cm" fo:padding-bottom="0.13cm" fo:padding-left="0.25cm" fo:padding-right="0.25cm" fo:wrap-option="no-wrap" draw:shadow="hidden" draw:shadow-color="#660000"/>
    </style:style>
    <style:style style:name="pr2" style:family="presentation" style:parent-style-name="Standard-subtitle">
      <style:graphic-properties draw:stroke="none" draw:fill="none" draw:fill-color="#cccc00" draw:textarea-horizontal-align="justify" draw:textarea-vertical-align="top" draw:auto-grow-height="true" draw:auto-grow-width="false" fo:min-height="5.456cm" fo:min-width="0cm" fo:padding-top="0.13cm" fo:padding-bottom="0.13cm" fo:padding-left="0.25cm" fo:padding-right="0.25cm" fo:wrap-option="no-wrap" draw:shadow="hidden" draw:shadow-color="#660000"/>
    </style:style>
    <style:style style:name="pr3" style:family="presentation" style:parent-style-name="Standard-notes">
      <style:graphic-properties draw:stroke="none" draw:fill="none" draw:fill-color="#bbe0e3" draw:auto-grow-height="true" fo:min-height="11.432cm" draw:shadow="hidden" draw:shadow-color="#808080"/>
    </style:style>
    <style:style style:name="pr4" style:family="presentation" style:parent-style-name="Standard-title">
      <style:graphic-properties draw:fill-color="#ffffff" draw:auto-grow-height="true" fo:min-height="3.986cm"/>
    </style:style>
    <style:style style:name="pr5" style:family="presentation" style:parent-style-name="Standard-outline1">
      <style:graphic-properties draw:fill-color="#ffffff" fo:min-height="12.92cm"/>
    </style:style>
    <style:style style:name="pr6" style:family="presentation" style:parent-style-name="Standard-notes">
      <style:graphic-properties draw:fill-color="#ffffff" fo:min-height="11.181cm"/>
    </style:style>
    <style:style style:name="pr7" style:family="presentation" style:parent-style-name="Standard-notes">
      <style:graphic-properties draw:fill-color="#ffffff" draw:auto-grow-height="true" fo:min-height="11.432cm"/>
    </style:style>
    <style:style style:name="pr8" style:family="presentation" style:parent-style-name="Standard-outline1">
      <style:graphic-properties draw:fill-color="#ffffff" draw:auto-grow-height="true" fo:min-height="11.952cm"/>
    </style:style>
    <style:style style:name="P1" style:family="paragraph">
      <style:paragraph-properties fo:margin-left="0cm" fo:margin-right="0cm" text:enable-numbering="false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1.309cm" fo:margin-right="0cm" fo:margin-top="0.176cm" fo:margin-bottom="0cm" fo:line-height="90%" text:enable-numbering="false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305cm" fo:margin-right="0cm" fo:text-indent="-1.305cm"/>
    </style:style>
    <style:style style:name="P6" style:family="paragraph">
      <style:paragraph-properties fo:margin-left="2.522cm" fo:margin-right="0cm" fo:text-indent="-1.213cm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text-align="center"/>
    </style:style>
    <style:style style:name="P9" style:family="paragraph">
      <style:text-properties fo:font-size="44pt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style:paragraph-properties fo:margin-left="1.305cm" fo:margin-right="0cm" fo:text-indent="-1.305cm"/>
      <style:text-properties fo:font-size="28pt"/>
    </style:style>
    <style:style style:name="P12" style:family="paragraph">
      <style:paragraph-properties fo:margin-left="0cm" fo:margin-right="0cm" fo:text-indent="0cm"/>
      <style:text-properties fo:font-family="'Courier New'" style:font-family-generic="modern" style:font-pitch="fixed" fo:font-size="10pt"/>
    </style:style>
    <style:style style:name="P13" style:family="paragraph">
      <style:paragraph-properties fo:margin-left="0cm" fo:margin-right="0cm" fo:text-indent="0cm" style:text-autospace="none"/>
    </style:style>
    <style:style style:name="P14" style:family="paragraph">
      <style:paragraph-properties fo:margin-left="0cm" fo:margin-right="0cm" fo:text-indent="0cm" style:text-autospace="none"/>
      <style:text-properties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10pt"/>
    </style:style>
    <style:style style:name="P15" style:family="paragraph">
      <style:paragraph-properties fo:margin-left="0cm" fo:margin-right="0cm" fo:text-indent="0cm" style:text-autospace="none"/>
      <style:text-properties fo:font-weight="normal"/>
    </style:style>
    <style:style style:name="P16" style:family="paragraph">
      <style:paragraph-properties fo:margin-left="0cm" fo:margin-right="0cm" fo:text-indent="0cm" style:text-autospace="none"/>
      <style:text-properties fo:font-family="'Courier New'" style:font-family-generic="modern" style:font-pitch="fixed" fo:font-size="10pt" fo:font-weight="normal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10pt"/>
    </style:style>
    <style:style style:name="T1" style:family="text">
      <style:text-properties fo:color="#420000" fo:font-size="54pt" fo:language="en" fo:country="US" style:font-size-asian="54pt" style:font-size-complex="54pt"/>
    </style:style>
    <style:style style:name="T2" style:family="text">
      <style:text-properties fo:color="#420000" fo:font-size="16pt" fo:language="en" fo:country="US" style:font-size-asian="16pt" style:font-size-complex="16pt"/>
    </style:style>
    <style:style style:name="T3" style:family="text">
      <style:text-properties fo:font-size="18pt" fo:language="de" fo:country="DE" style:font-size-asian="18pt" style:font-size-complex="18pt"/>
    </style:style>
    <style:style style:name="T4" style:family="text">
      <style:text-properties fo:font-size="20pt" fo:language="de" fo:country="DE" style:font-size-asian="20pt" style:font-size-complex="20pt"/>
    </style:style>
    <style:style style:name="T5" style:family="text">
      <style:text-properties fo:font-size="40pt"/>
    </style:style>
    <style:style style:name="T6" style:family="text">
      <style:text-properties fo:font-size="24pt"/>
    </style:style>
    <style:style style:name="T7" style:family="text">
      <style:text-properties fo:language="en" fo:country="US" style:language-asian="en" style:country-asian="US" style:language-complex="en" style:country-complex="US"/>
    </style:style>
    <style:style style:name="T8" style:family="text">
      <style:text-properties fo:font-size="44pt"/>
    </style:style>
    <style:style style:name="T9" style:family="text">
      <style:text-properties fo:font-size="28pt"/>
    </style:style>
    <style:style style:name="T10" style:family="text">
      <style:text-properties fo:font-family="'Courier New'" style:font-family-generic="modern" style:font-pitch="fixed" fo:font-size="10pt"/>
    </style:style>
    <style:style style:name="T11" style:family="text">
      <style:text-properties fo:color="#228820"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10pt"/>
    </style:style>
    <style:style style:name="T12" style:family="text">
      <style:text-properties fo:color="#000000"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10pt"/>
    </style:style>
    <style:style style:name="T13" style:family="text">
      <style:text-properties fo:color="#0000e1"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10pt"/>
    </style:style>
    <style:style style:name="T14" style:family="text">
      <style:text-properties fo:color="#000080"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10pt"/>
    </style:style>
    <style:style style:name="T15" style:family="text">
      <style:text-properties fo:color="#0000e1" fo:font-family="'Courier New'" style:font-family-generic="modern" style:font-pitch="fixed" fo:font-size="10pt" fo:font-weight="bold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10pt"/>
    </style:style>
    <style:style style:name="T16" style:family="text">
      <style:text-properties fo:color="#0000e1" fo:font-family="'Courier New'" style:font-family-generic="modern" style:font-pitch="fixed" fo:font-size="10pt" fo:font-weight="normal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10pt"/>
    </style:style>
    <text:list-style style:name="L1">
      <text:list-level-style-bullet text:level="1" text:bullet-char="•">
        <style:text-properties fo:font-family="'Times New Roman'" style:font-family-generic="roman" style:font-pitch="variable" fo:color="#42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">
        <style:text-properties fo:font-family="Wingdings" style:font-pitch="variable" style:font-charset="x-symbol" fo:color="#660000" fo:font-size="70%"/>
      </text:list-level-style-bullet>
      <text:list-level-style-bullet text:level="2" text:bullet-char="">
        <style:list-level-properties text:space-before="1.309cm"/>
        <style:text-properties fo:font-family="Wingdings" style:font-pitch="variable" style:font-charset="x-symbol" fo:color="#999966" fo:font-size="75%"/>
      </text:list-level-style-bullet>
      <text:list-level-style-bullet text:level="3" text:bullet-char="">
        <style:list-level-properties text:space-before="2.526cm"/>
        <style:text-properties fo:font-family="Wingdings" style:font-pitch="variable" style:font-charset="x-symbol" fo:color="#660000" fo:font-size="65%"/>
      </text:list-level-style-bullet>
      <text:list-level-style-bullet text:level="4" text:bullet-char="">
        <style:list-level-properties text:space-before="3.858cm"/>
        <style:text-properties fo:font-family="Wingdings" style:font-pitch="variable" style:font-charset="x-symbol" fo:color="#999966" fo:font-size="75%"/>
      </text:list-level-style-bullet>
      <text:list-level-style-bullet text:level="5" text:bullet-char="">
        <style:list-level-properties text:space-before="5.08cm"/>
        <style:text-properties fo:font-family="Wingdings" style:font-pitch="variable" style:font-charset="x-symbol" fo:color="#cccc00" fo:font-size="50%"/>
      </text:list-level-style-bullet>
      <text:list-level-style-bullet text:level="6" text:bullet-char="">
        <style:list-level-properties text:space-before="5.08cm"/>
        <style:text-properties fo:font-family="Wingdings" style:font-pitch="variable" style:font-charset="x-symbol" fo:color="#cccc00" fo:font-size="50%"/>
      </text:list-level-style-bullet>
      <text:list-level-style-bullet text:level="7" text:bullet-char="">
        <style:list-level-properties text:space-before="5.08cm"/>
        <style:text-properties fo:font-family="Wingdings" style:font-pitch="variable" style:font-charset="x-symbol" fo:color="#cccc00" fo:font-size="50%"/>
      </text:list-level-style-bullet>
      <text:list-level-style-bullet text:level="8" text:bullet-char="">
        <style:list-level-properties text:space-before="5.08cm"/>
        <style:text-properties fo:font-family="Wingdings" style:font-pitch="variable" style:font-charset="x-symbol" fo:color="#cccc00" fo:font-size="50%"/>
      </text:list-level-style-bullet>
      <text:list-level-style-bullet text:level="9" text:bullet-char="">
        <style:list-level-properties text:space-before="5.08cm"/>
        <style:text-properties fo:font-family="Wingdings" style:font-pitch="variable" style:font-charset="x-symbol" fo:color="#cccc00" fo:font-size="50%"/>
      </text:list-level-style-bullet>
    </text:list-style>
    <text:list-style style:name="L3">
      <text:list-level-style-bullet text:level="1" text:bullet-char="">
        <style:list-level-properties text:min-label-width="1.305cm"/>
        <style:text-properties fo:font-family="Wingdings" style:font-pitch="variable" style:font-charset="x-symbol" fo:color="#660000" fo:font-size="70%"/>
      </text:list-level-style-bullet>
      <text:list-level-style-bullet text:level="2" text:bullet-char="">
        <style:list-level-properties text:space-before="1.309cm" text:min-label-width="1.213cm"/>
        <style:text-properties fo:font-family="Wingdings" style:font-pitch="variable" style:font-charset="x-symbol" fo:color="#999966" fo:font-size="75%"/>
      </text:list-level-style-bullet>
      <text:list-level-style-bullet text:level="3" text:bullet-char="">
        <style:list-level-properties text:space-before="2.526cm" text:min-label-width="1.301cm"/>
        <style:text-properties fo:font-family="Wingdings" style:font-pitch="variable" style:font-charset="x-symbol" fo:color="#660000" fo:font-size="65%"/>
      </text:list-level-style-bullet>
      <text:list-level-style-bullet text:level="4" text:bullet-char="">
        <style:list-level-properties text:space-before="3.858cm" text:min-label-width="1.217cm"/>
        <style:text-properties fo:font-family="Wingdings" style:font-pitch="variable" style:font-charset="x-symbol" fo:color="#999966" fo:font-size="75%"/>
      </text:list-level-style-bullet>
      <text:list-level-style-bullet text:level="5" text:bullet-char="">
        <style:list-level-properties text:space-before="5.08cm" text:min-label-width="1.3cm"/>
        <style:text-properties fo:font-family="Wingdings" style:font-pitch="variable" style:font-charset="x-symbol" fo:color="#999966" fo:font-size="50%"/>
      </text:list-level-style-bullet>
      <text:list-level-style-bullet text:level="6" text:bullet-char="">
        <style:list-level-properties text:space-before="5.08cm" text:min-label-width="1.3cm"/>
        <style:text-properties fo:font-family="Wingdings" style:font-pitch="variable" style:font-charset="x-symbol" fo:color="#999966" fo:font-size="50%"/>
      </text:list-level-style-bullet>
      <text:list-level-style-bullet text:level="7" text:bullet-char="">
        <style:list-level-properties text:space-before="5.08cm" text:min-label-width="1.3cm"/>
        <style:text-properties fo:font-family="Wingdings" style:font-pitch="variable" style:font-charset="x-symbol" fo:color="#999966" fo:font-size="50%"/>
      </text:list-level-style-bullet>
      <text:list-level-style-bullet text:level="8" text:bullet-char="">
        <style:list-level-properties text:space-before="5.08cm" text:min-label-width="1.3cm"/>
        <style:text-properties fo:font-family="Wingdings" style:font-pitch="variable" style:font-charset="x-symbol" fo:color="#999966" fo:font-size="5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Diplomarbeiten   (Christopher Schmidt)" draw:style-name="dp1" draw:master-page-name="Standard" presentation:presentation-page-layout-name="AL1T0">
        <draw:frame presentation:style-name="pr1" draw:text-style-name="P2" draw:layer="layout" svg:width="21.378cm" svg:height="5.716cm" svg:x="2.117cm" svg:y="3.808cm" presentation:class="title" presentation:user-transformed="true">
          <draw:text-box>
            <text:p text:style-name="P1"><text:span text:style-name="T1"><text:s/></text:span><text:span text:style-name="T1">jDBCluster</text:span><text:span text:style-name="T1"><text:tab/></text:span><text:span text:style-name="T1"><text:tab/></text:span><text:span text:style-name="T2">(Christopher Schmidt)</text:span></text:p>
          </draw:text-box>
        </draw:frame>
        <draw:frame presentation:style-name="pr2" draw:text-style-name="P2" draw:layer="layout" svg:width="21.378cm" svg:height="5.716cm" svg:x="2.117cm" svg:y="10.459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3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4">Meta-Persisten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"/>
          <draw:frame presentation:style-name="pr3" draw:text-style-name="P4" draw:layer="layout" svg:width="15.24cm" svg:height="11.432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4" draw:layer="layout" svg:width="22.86cm" svg:height="3.986cm" svg:x="1.27cm" svg:y="0.671cm" presentation:class="title">
          <draw:text-box>
            <text:p text:style-name="P4"><text:span text:style-name="T5">JDBCluster:</text:span><text:span text:style-name="T5"><text:line-break/></text:span><text:span text:style-name="T6">Features</text:span></text:p>
          </draw:text-box>
        </draw:frame>
        <draw:frame presentation:style-name="pr5" draw:text-style-name="P5" draw:layer="layout" svg:width="22.86cm" svg:height="13.974cm" svg:x="1.27cm" svg:y="5.08cm" presentation:class="outline" presentation:user-transformed="true">
          <draw:text-box>
            <text:list text:style-name="L3">
              <text:list-item>
                <text:p text:style-name="P5">Dao clustering and abstraction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6">Resultset handling (CCFilter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6">Configurable default valu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6">Database Notification</text:span></text:p>
                  </text:list-item>
                </text:list>
              </text:list-item>
            </text:list>
            <text:list text:style-name="L3">
              <text:list-item>
                <text:p text:style-name="P5">Value range definition (domain definition) for string properties 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6">dependant string properties</text:span></text:p>
                  </text:list-item>
                </text:list>
              </text:list-item>
            </text:list>
            <text:list text:style-name="L3">
              <text:list-item>
                <text:p text:style-name="P5">Privilege check on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6">Class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6">Method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6">Domai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6" draw:text-style-name="P4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presentation:style-name="pr4" draw:text-style-name="P4" draw:layer="layout" svg:width="22.86cm" svg:height="3.986cm" svg:x="1.27cm" svg:y="0.671cm" presentation:class="title">
          <draw:text-box>
            <text:p text:style-name="P4"><text:span text:style-name="T5">JDBCluster:</text:span><text:span text:style-name="T5"><text:line-break/></text:span><text:span text:style-name="T6">Why a meta persistence?</text:span></text:p>
          </draw:text-box>
        </draw:frame>
        <draw:custom-shape draw:style-name="gr2" draw:text-style-name="P8" draw:layer="layout" svg:width="2.5cm" svg:height="3.5cm" svg:x="2cm" svg:y="9cm">
          <text:p text:style-name="P7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3" draw:text-style-name="P8" draw:layer="layout" svg:width="7cm" svg:height="2cm" draw:transform="rotate (1.5707963267946) translate (5.5cm 14cm)">
          <text:p text:style-name="P4">HIBERNATE</text:p>
        </draw:rect>
        <draw:frame draw:style-name="gr4" draw:layer="layout" svg:width="5.362cm" svg:height="1.675cm" svg:x="1.5cm" svg:y="15.5cm">
          <draw:text-box>
            <text:p text:style-name="P4"><text:span text:style-name="T7">Existing model</text:span></text:p>
            <text:p text:style-name="P4"><text:span text:style-name="T7">optimized access</text:span></text:p>
          </draw:text-box>
        </draw:frame>
        <draw:rect draw:style-name="gr3" draw:text-style-name="P8" draw:layer="layout" svg:width="7cm" svg:height="2cm" draw:transform="rotate (1.5707963267946) translate (20cm 14cm)">
          <text:p text:style-name="P4">Anwendung</text:p>
        </draw:rect>
        <draw:line draw:style-name="gr5" draw:text-style-name="P8" draw:layer="layout" svg:x1="1.5cm" svg:y1="15cm" svg:x2="9cm" svg:y2="15cm">
          <text:p text:style-name="P4"/>
        </draw:line>
        <draw:frame draw:style-name="gr4" draw:layer="layout" svg:width="4.723cm" svg:height="1.675cm" svg:x="16.777cm" svg:y="15.325cm">
          <draw:text-box>
            <text:p text:style-name="P4">Business</text:p>
            <text:p text:style-name="P4">GUI Workflows</text:p>
          </draw:text-box>
        </draw:frame>
        <draw:line draw:style-name="gr5" draw:text-style-name="P8" draw:layer="layout" svg:x1="22.5cm" svg:y1="15cm" svg:x2="15.5cm" svg:y2="15cm">
          <text:p text:style-name="P4"/>
        </draw:line>
        <draw:frame draw:style-name="gr4" draw:text-style-name="P9" draw:layer="layout" svg:width="3.783cm" svg:height="1.987cm" draw:transform="rotate (1.5707963267946) translate (22.513cm 12.283cm)">
          <draw:text-box>
            <text:p text:style-name="P4"><text:span text:style-name="T8">User</text:span></text:p>
          </draw:text-box>
        </draw:frame>
        <draw:rect draw:style-name="gr3" draw:text-style-name="P8" draw:layer="layout" svg:width="7cm" svg:height="2cm" draw:transform="rotate (1.5707963267946) translate (17cm 14cm)">
          <text:p text:style-name="P4">Business Logic</text:p>
        </draw:rect>
        <draw:rect draw:style-name="gr6" draw:text-style-name="P7" draw:layer="layout" svg:width="6.5cm" svg:height="7cm" svg:x="9cm" svg:y="7cm">
          <text:p text:style-name="P7">Meta</text:p>
          <text:p text:style-name="P7">Persistence</text:p>
        </draw:rect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7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text-style-name="P10" draw:layer="layout" svg:width="22.86cm" svg:height="3.986cm" svg:x="1.27cm" svg:y="0.671cm" presentation:class="title">
          <draw:text-box>
            <text:p text:style-name="P10"><text:span text:style-name="T5">JDBCluster Concept:</text:span><text:span text:style-name="T8"><text:line-break/></text:span><text:span text:style-name="T6">Components</text:span></text:p>
          </draw:text-box>
        </draw:frame>
        <draw:frame presentation:style-name="pr8" draw:text-style-name="P5" draw:layer="layout" svg:width="22.86cm" svg:height="11.952cm" svg:x="1.27cm" svg:y="5.08cm" presentation:class="outline">
          <draw:text-box>
            <text:list text:style-name="L3">
              <text:list-item>
                <text:p text:style-name="P5">Cluster</text:p>
              </text:list-item>
            </text:list>
            <text:list text:style-name="L3">
              <text:list-item>
                <text:list>
                  <text:list-item>
                    <text:p text:style-name="P6">Metapersistenc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Flat hierarch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Using unvisible DAO objects</text:p>
                  </text:list-item>
                </text:list>
              </text:list-item>
            </text:list>
            <text:list text:style-name="L3">
              <text:list-item>
                <text:p text:style-name="P5">Service (Interfaces)</text:p>
              </text:list-item>
            </text:list>
            <text:list text:style-name="L3">
              <text:list-item>
                <text:list>
                  <text:list-item>
                    <text:p text:style-name="P6">Stateless objec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Static method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Working with Cluster ob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6" draw:text-style-name="P4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9">
        <draw:frame presentation:style-name="pr4" draw:text-style-name="P4" draw:layer="layout" svg:width="22.86cm" svg:height="3.986cm" svg:x="1.14cm" svg:y="9.014cm" presentation:class="title" presentation:user-transformed="true">
          <draw:text-box>
            <text:p text:style-name="P7">Cluster Objects</text:p>
          </draw:text-box>
        </draw:frame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6" draw:text-style-name="P4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text-style-name="P10" draw:layer="layout" svg:width="22.86cm" svg:height="3.986cm" svg:x="1.27cm" svg:y="0.671cm" presentation:class="title">
          <draw:text-box>
            <text:p text:style-name="P10"><text:span text:style-name="T5">Cluster</text:span><text:span text:style-name="T5"><text:line-break/></text:span><text:span text:style-name="T6">DAO Concept</text:span></text:p>
          </draw:text-box>
        </draw:frame>
        <draw:frame presentation:style-name="pr8" draw:text-style-name="P11" draw:layer="layout" svg:width="22.86cm" svg:height="11.952cm" svg:x="1.27cm" svg:y="5.08cm" presentation:class="outline">
          <draw:text-box>
            <text:list text:style-name="L3">
              <text:list-item>
                <text:p text:style-name="P5"><text:span text:style-name="T9">Dao definition</text:span></text:p>
              </text:list-item>
            </text:list>
            <text:list text:style-name="L3">
              <text:list-item>
                <text:p text:style-name="P5"><text:span text:style-name="T9">Attribute connection</text:span></text:p>
              </text:list-item>
            </text:list>
            <text:list text:style-name="L3">
              <text:list-item>
                <text:p text:style-name="P5"><text:span text:style-name="T9">Cset</text:span></text:p>
              </text:list-item>
            </text:list>
          </draw:text-box>
        </draw:frame>
        <draw:frame draw:style-name="gr7" draw:text-style-name="P12" draw:layer="layout" svg:width="13.5cm" svg:height="10.044cm" svg:x="11cm" svg:y="7.678cm">
          <draw:text-box>
            <text:p text:style-name="P4"><text:span text:style-name="T10">@DaoLink(dAOClass = Car.class)</text:span></text:p>
            <text:p text:style-name="P4"><text:span text:style-name="T10">public class CCar extends Cluster {</text:span></text:p>
            <text:p text:style-name="P4"><text:span text:style-name="T10"/></text:p>
            <text:p text:style-name="P4"><text:span text:style-name="T10"><text:s/></text:span><text:span text:style-name="T10">//DAO Field name</text:span></text:p>
            <text:p text:style-name="P4"><text:span text:style-name="T10"><text:s/></text:span><text:span text:style-name="T10">private String name;</text:span></text:p>
            <text:p text:style-name="P4"><text:span text:style-name="T10"/></text:p>
            <text:p text:style-name="P4"><text:span text:style-name="T10"><text:s/></text:span><text:span text:style-name="T10">//DAO assoc to Ersatzteile</text:span></text:p>
            <text:p text:style-name="P4"><text:span text:style-name="T10"><text:s/></text:span><text:span text:style-name="T10">@DaoLink(dAOClass = SparePart.class)</text:span></text:p>
            <text:p text:style-name="P4"><text:span text:style-name="T10"><text:s/></text:span><text:span text:style-name="T10">CSet&lt;CSparePart&gt; cersatzteile;</text:span></text:p>
            <text:p text:style-name="P4"><text:span text:style-name="T10"><text:tab/></text:span><text:span text:style-name="T10"><text:tab/></text:span></text:p>
            <text:p text:style-name="P4"><text:span text:style-name="T10"><text:s/></text:span><text:span text:style-name="T10">public String getName() {</text:span></text:p>
            <text:p text:style-name="P4"><text:span text:style-name="T10"><text:s text:c="2"/></text:span><text:span text:style-name="T10">return name;</text:span></text:p>
            <text:p text:style-name="P4"><text:span text:style-name="T10"><text:s/></text:span><text:span text:style-name="T10">}</text:span></text:p>
            <text:p text:style-name="P4"><text:span text:style-name="T10"/></text:p>
            <text:p text:style-name="P4"><text:span text:style-name="T10"><text:s/></text:span><text:span text:style-name="T10">public void setName(String name) {</text:span></text:p>
            <text:p text:style-name="P4"><text:span text:style-name="T10"><text:s text:c="2"/></text:span><text:span text:style-name="T10">this.name = name;</text:span></text:p>
            <text:p text:style-name="P4"><text:span text:style-name="T10"><text:s/></text:span><text:span text:style-name="T10">}</text:span></text:p>
            <text:p text:style-name="P4"><text:span text:style-name="T10"/></text:p>
            <text:p text:style-name="P4"><text:span text:style-name="T10"><text:s/></text:span><text:span text:style-name="T10">public CSet&lt;CSparePart&gt; getCersatzteile() {</text:span></text:p>
            <text:p text:style-name="P4"><text:span text:style-name="T10"><text:s text:c="2"/></text:span><text:span text:style-name="T10">return cersatzteile;</text:span></text:p>
            <text:p text:style-name="P4"><text:span text:style-name="T10"><text:s/></text:span><text:span text:style-name="T10">}</text:span></text:p>
            <text:p text:style-name="P4"><text:span text:style-name="T10"/></text:p>
            <text:p text:style-name="P4"><text:span text:style-name="T10"><text:s/></text:span><text:span text:style-name="T10">public void setCersatzteile(CSet&lt;CSparePart&gt; cersatzteile) {</text:span></text:p>
            <text:p text:style-name="P4"><text:span text:style-name="T10"><text:s text:c="2"/></text:span><text:span text:style-name="T10">this.cersatzteile = cersatzteile;</text:span></text:p>
            <text:p text:style-name="P4"><text:span text:style-name="T10"><text:s/></text:span><text:span text:style-name="T10">}</text:span></text:p>
            <text:p text:style-name="P4"><text:span text:style-name="T10">}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6" draw:text-style-name="P4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text-style-name="P10" draw:layer="layout" svg:width="22.86cm" svg:height="3.986cm" svg:x="1.27cm" svg:y="0.671cm" presentation:class="title">
          <draw:text-box>
            <text:p text:style-name="P10"><text:span text:style-name="T5">Cluster</text:span><text:span text:style-name="T5"><text:line-break/></text:span><text:span text:style-name="T6">DAO default values</text:span></text:p>
          </draw:text-box>
        </draw:frame>
        <draw:frame presentation:style-name="pr8" draw:text-style-name="P11" draw:layer="layout" svg:width="22.86cm" svg:height="11.952cm" svg:x="1.27cm" svg:y="5.08cm" presentation:class="outline">
          <draw:text-box>
            <text:list text:style-name="L3">
              <text:list-item>
                <text:p text:style-name="P5">DAO Default initialization</text:p>
              </text:list-item>
            </text:list>
          </draw:text-box>
        </draw:frame>
        <draw:frame draw:style-name="gr8" draw:text-style-name="P14" draw:layer="layout" svg:width="13.5cm" svg:height="8.457cm" svg:x="11cm" svg:y="9cm">
          <draw:text-box>
            <text:p text:style-name="P13"><text:span text:style-name="T11">&lt;!--confure</text:span><text:span text:style-name="T12"> </text:span><text:span text:style-name="T11">available</text:span><text:span text:style-name="T12"> </text:span><text:span text:style-name="T11">dao</text:span><text:span text:style-name="T12"> </text:span><text:span text:style-name="T11">classes--&gt;</text:span></text:p>
            <text:p text:style-name="P13"><text:span text:style-name="T13">&lt;daotype&gt;</text:span></text:p>
            <text:p text:style-name="P13"><text:span text:style-name="T12"><text:s text:c="3"/></text:span><text:span text:style-name="T11">&lt;!--configure</text:span><text:span text:style-name="T12"> </text:span><text:span text:style-name="T11">dao</text:span><text:span text:style-name="T12"> </text:span><text:span text:style-name="T11">class</text:span><text:span text:style-name="T12"> </text:span><text:span text:style-name="T11">Auto--&gt;</text:span></text:p>
            <text:p text:style-name="P13"><text:span text:style-name="T12"><text:s text:c="2"/></text:span><text:span text:style-name="T13">&lt;dao</text:span><text:span text:style-name="T12"> </text:span><text:span text:style-name="T13">id=</text:span><text:span text:style-name="T14">"Car"</text:span><text:span text:style-name="T12"> </text:span><text:span text:style-name="T13">class=</text:span><text:span text:style-name="T14">"dao.Car"</text:span><text:span text:style-name="T13">&gt;</text:span></text:p>
            <text:p text:style-name="P13"><text:span text:style-name="T12"><text:s/></text:span></text:p>
            <text:p text:style-name="P13"><text:span text:style-name="T12"><text:s text:c="3"/></text:span><text:span text:style-name="T11">&lt;!--sets</text:span><text:span text:style-name="T12"> </text:span><text:span text:style-name="T11">parameter</text:span><text:span text:style-name="T12"> </text:span><text:span text:style-name="T11">longitude</text:span><text:span text:style-name="T12"> </text:span><text:span text:style-name="T11">to</text:span><text:span text:style-name="T12"> </text:span><text:span text:style-name="T11">1.234--&gt;</text:span><text:span text:style-name="T12"> </text:span></text:p>
            <text:p text:style-name="P13"><text:span text:style-name="T12"><text:s text:c="3"/></text:span><text:span text:style-name="T13">&lt;property</text:span><text:span text:style-name="T12"> </text:span><text:span text:style-name="T13">name=</text:span><text:span text:style-name="T14">"longitude"</text:span><text:span text:style-name="T13">&gt;</text:span></text:p>
            <text:p text:style-name="P13"><text:span text:style-name="T12"><text:s text:c="4"/></text:span><text:span text:style-name="T13">&lt;value&gt;</text:span><text:span text:style-name="T12">1.234</text:span><text:span text:style-name="T13">&lt;/value&gt;</text:span></text:p>
            <text:p text:style-name="P13"><text:span text:style-name="T12"><text:s text:c="3"/></text:span><text:span text:style-name="T13">&lt;/property&gt;</text:span></text:p>
            <text:p text:style-name="P13"><text:span text:style-name="T12"><text:s text:c="3"/></text:span></text:p>
            <text:p text:style-name="P13"><text:span text:style-name="T11"><text:s text:c="3"/></text:span><text:span text:style-name="T11">&lt;!--sets</text:span><text:span text:style-name="T12"> </text:span><text:span text:style-name="T11">parameter</text:span><text:span text:style-name="T12"> </text:span><text:span text:style-name="T11">latitude</text:span><text:span text:style-name="T12"> </text:span><text:span text:style-name="T11">to</text:span><text:span text:style-name="T12"> </text:span><text:span text:style-name="T11">5.678--&gt;</text:span></text:p>
            <text:p text:style-name="P13"><text:span text:style-name="T12"><text:s text:c="3"/></text:span><text:span text:style-name="T13">&lt;property</text:span><text:span text:style-name="T12"> </text:span><text:span text:style-name="T13">name=</text:span><text:span text:style-name="T14">"latitude"</text:span><text:span text:style-name="T13">&gt;</text:span></text:p>
            <text:p text:style-name="P13"><text:span text:style-name="T12"><text:s text:c="4"/></text:span><text:span text:style-name="T13">&lt;value&gt;</text:span><text:span text:style-name="T12">5.678</text:span><text:span text:style-name="T13">&lt;/value&gt;</text:span></text:p>
            <text:p text:style-name="P13"><text:span text:style-name="T12"><text:s text:c="3"/></text:span><text:span text:style-name="T13">&lt;/property&gt;</text:span></text:p>
            <text:p text:style-name="P13"><text:span text:style-name="T12"/></text:p>
            <text:p text:style-name="P13"><text:span text:style-name="T12"><text:s text:c="3"/></text:span><text:span text:style-name="T11">&lt;!--sets</text:span><text:span text:style-name="T12"> </text:span><text:span text:style-name="T11">parameter</text:span><text:span text:style-name="T12"> </text:span><text:span text:style-name="T11">name</text:span><text:span text:style-name="T12"> </text:span><text:span text:style-name="T11">to</text:span><text:span text:style-name="T12"> </text:span><text:span text:style-name="T11">MyDefaultAutoName--&gt;</text:span></text:p>
            <text:p text:style-name="P13"><text:span text:style-name="T12"><text:s text:c="3"/></text:span><text:span text:style-name="T13">&lt;property</text:span><text:span text:style-name="T12"> </text:span><text:span text:style-name="T13">name=</text:span><text:span text:style-name="T14">"name"</text:span><text:span text:style-name="T13">&gt;</text:span></text:p>
            <text:p text:style-name="P13"><text:span text:style-name="T12"><text:s text:c="4"/></text:span><text:span text:style-name="T13">&lt;value&gt;</text:span><text:span text:style-name="T12">MyDefaultAutoName</text:span><text:span text:style-name="T13">&lt;/value&gt;</text:span></text:p>
            <text:p text:style-name="P13"><text:span text:style-name="T12"><text:s text:c="3"/></text:span><text:span text:style-name="T13">&lt;/property&gt;</text:span></text:p>
            <text:p text:style-name="P13"><text:span text:style-name="T13"/></text:p>
            <text:p text:style-name="P13"><text:span text:style-name="T12"><text:s text:c="2"/></text:span><text:span text:style-name="T13">&lt;/dao&gt;</text:span></text:p>
            <text:p text:style-name="P13"><text:span text:style-name="T13">&lt;/daotype&gt;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6" draw:text-style-name="P4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text-style-name="P10" draw:layer="layout" svg:width="22.86cm" svg:height="3.986cm" svg:x="1.27cm" svg:y="0.671cm" presentation:class="title">
          <draw:text-box>
            <text:p text:style-name="P10"><text:span text:style-name="T5">Cluster</text:span><text:span text:style-name="T5"><text:line-break/></text:span><text:span text:style-name="T6">Domains</text:span></text:p>
          </draw:text-box>
        </draw:frame>
        <draw:frame presentation:style-name="pr8" draw:text-style-name="P11" draw:layer="layout" svg:width="22.86cm" svg:height="11.952cm" svg:x="1.27cm" svg:y="5.08cm" presentation:class="outline">
          <draw:text-box>
            <text:list text:style-name="L3">
              <text:list-item>
                <text:p text:style-name="P5">String property value range definition</text:p>
              </text:list-item>
            </text:list>
          </draw:text-box>
        </draw:frame>
        <draw:frame draw:style-name="gr9" draw:text-style-name="P14" draw:layer="layout" svg:width="20.5cm" svg:height="3.608cm" svg:x="4cm" svg:y="7cm">
          <draw:text-box>
            <text:p text:style-name="P13"><text:span text:style-name="T13">Class </text:span></text:p>
            <text:p text:style-name="P13"><text:span text:style-name="T13">...</text:span></text:p>
            <text:p text:style-name="P13"><text:span text:style-name="T13"/></text:p>
            <text:p text:style-name="P13"><text:span text:style-name="T13"><text:s text:c="2"/></text:span><text:span text:style-name="T13">@Domain(domainId="ColorTypeDomain")</text:span></text:p>
            <text:p text:style-name="P13"><text:span text:style-name="T13"><text:s text:c="2"/></text:span><text:span text:style-name="T13">String colorType;</text:span></text:p>
            <text:p text:style-name="P13"><text:span text:style-name="T13"><text:tab/></text:span></text:p>
            <text:p text:style-name="P13"><text:span text:style-name="T13"><text:s text:c="2"/></text:span><text:span text:style-name="T13">@DomainDependancy(domainId="ColorDomain",dependsFromProperty="colorType")</text:span></text:p>
            <text:p text:style-name="P13"><text:span text:style-name="T13"><text:s text:c="2"/></text:span><text:span text:style-name="T13">String color;</text:span></text:p>
            <text:p text:style-name="P13"><text:span text:style-name="T13">...</text:span></text:p>
          </draw:text-box>
        </draw:frame>
        <draw:frame draw:style-name="gr9" draw:text-style-name="P14" draw:layer="layout" svg:width="20.5cm" svg:height="4.354cm" svg:x="4cm" svg:y="14cm">
          <draw:text-box>
            <text:p text:style-name="P13"><text:span text:style-name="T13">public interface DomainList {</text:span></text:p>
            <text:p text:style-name="P13"><text:span text:style-name="T13"/></text:p>
            <text:p text:style-name="P13"><text:span text:style-name="T13"><text:s/></text:span><text:span text:style-name="T13">/**</text:span></text:p>
            <text:p text:style-name="P13"><text:span text:style-name="T13"><text:s text:c="2"/></text:span><text:span text:style-name="T13">* returns all possible and allowed values for a String property</text:span></text:p>
            <text:p text:style-name="P13"><text:span text:style-name="T13"><text:s text:c="2"/></text:span><text:span text:style-name="T13">* there can be only one DomainList class istance(use domainId parameter then)</text:span></text:p>
            <text:p text:style-name="P13"><text:span text:style-name="T13"><text:s text:c="2"/></text:span><text:span text:style-name="T13">* &lt;B&gt;This method is called often, so it has to be fast&lt;/B&gt;</text:span></text:p>
            <text:p text:style-name="P13"><text:span text:style-name="T13"><text:s text:c="2"/></text:span><text:span text:style-name="T13">* @param domainId as configured in domain validation</text:span></text:p>
            <text:p text:style-name="P13"><text:span text:style-name="T13"><text:s text:c="2"/></text:span><text:span text:style-name="T13">* @return ordered list of domain values</text:span></text:p>
            <text:p text:style-name="P13"><text:span text:style-name="T13"><text:s text:c="2"/></text:span><text:span text:style-name="T13">*/</text:span></text:p>
            <text:p text:style-name="P13"><text:span text:style-name="T13"><text:s/></text:span><text:span text:style-name="T13">ValidDomainEntries&lt;String&gt; getDomainEntryList(String domainId);</text:span></text:p>
            <text:p text:style-name="P13"><text:span text:style-name="T13">}</text:span></text:p>
          </draw:text-box>
        </draw:frame>
        <draw:frame draw:style-name="gr10" draw:text-style-name="P14" draw:layer="layout" svg:width="20.5cm" svg:height="2.5cm" svg:x="4cm" svg:y="11cm">
          <draw:text-box>
            <text:p text:style-name="P13"><text:span text:style-name="T13">&lt;domaindependancy&gt;</text:span></text:p>
            <text:p text:style-name="P13"><text:span text:style-name="T12"><text:s text:c="2"/></text:span><text:span text:style-name="T11">&lt;!--</text:span><text:span text:style-name="T12"> </text:span><text:span text:style-name="T11">define</text:span><text:span text:style-name="T12"> </text:span><text:span text:style-name="T11">master</text:span><text:span text:style-name="T12"> </text:span><text:span text:style-name="T11">domain</text:span><text:span text:style-name="T12"> </text:span><text:span text:style-name="T11">"ColorTypeDomain"--&gt;</text:span></text:p>
            <text:p text:style-name="P13"><text:span text:style-name="T12"><text:s/></text:span><text:span text:style-name="T13">&lt;domain</text:span><text:span text:style-name="T12"> </text:span><text:span text:style-name="T13">domainid=</text:span><text:span text:style-name="T14">"ColorTypeDomain"</text:span><text:span text:style-name="T12"> </text:span><text:span text:style-name="T13">domainlistclass=</text:span><text:span text:style-name="T14">"mycluster.domain.ColorTypeDomainList"</text:span><text:span text:style-name="T13">&gt;</text:span></text:p>
            <text:p text:style-name="P13"><text:span text:style-name="T12"><text:s/></text:span><text:span text:style-name="T13">...</text:span></text:p>
            <text:p text:style-name="P13"><text:span text:style-name="T13">&lt;/domaindependancy&gt;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6" draw:text-style-name="P4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text-style-name="P10" draw:layer="layout" svg:width="22.86cm" svg:height="3.986cm" svg:x="1.27cm" svg:y="0.671cm" presentation:class="title">
          <draw:text-box>
            <text:p text:style-name="P10"><text:span text:style-name="T5">Cluster</text:span><text:span text:style-name="T5"><text:line-break/></text:span><text:span text:style-name="T6">Dependant Domains</text:span></text:p>
          </draw:text-box>
        </draw:frame>
        <draw:frame presentation:style-name="pr8" draw:text-style-name="P11" draw:layer="layout" svg:width="22.86cm" svg:height="11.952cm" svg:x="1.27cm" svg:y="5.08cm" presentation:class="outline">
          <draw:text-box>
            <text:list text:style-name="L3">
              <text:list-item>
                <text:p text:style-name="P5">Dependant domains</text:p>
              </text:list-item>
            </text:list>
          </draw:text-box>
        </draw:frame>
        <draw:frame draw:style-name="gr9" draw:text-style-name="P14" draw:layer="layout" svg:width="20.5cm" svg:height="10.322cm" svg:x="4cm" svg:y="8cm">
          <draw:text-box>
            <text:p text:style-name="P13"><text:span text:style-name="T11">&lt;!--</text:span><text:span text:style-name="T12"> </text:span><text:span text:style-name="T11">configure</text:span><text:span text:style-name="T12"> </text:span><text:span text:style-name="T11">domain</text:span><text:span text:style-name="T12"> </text:span><text:span text:style-name="T11">dependancies--&gt;</text:span></text:p>
            <text:p text:style-name="P13"><text:span text:style-name="T11">&lt;!--</text:span><text:span text:style-name="T12"> </text:span><text:span text:style-name="T11">this</text:span><text:span text:style-name="T12"> </text:span><text:span text:style-name="T11">Example</text:span><text:span text:style-name="T12"> </text:span><text:span text:style-name="T11">is</text:span><text:span text:style-name="T12"> </text:span><text:span text:style-name="T11">shown</text:span><text:span text:style-name="T12"> </text:span><text:span text:style-name="T11">in</text:span><text:span text:style-name="T12"> </text:span><text:span text:style-name="T11">CFahrrad...--&gt;</text:span></text:p>
            <text:p text:style-name="P13"><text:span text:style-name="T13">&lt;domaindependancy&gt;</text:span></text:p>
            <text:p text:style-name="P13"><text:span text:style-name="T12"><text:s text:c="2"/></text:span><text:span text:style-name="T11">&lt;!--</text:span><text:span text:style-name="T12"> </text:span><text:span text:style-name="T11">define</text:span><text:span text:style-name="T12"> </text:span><text:span text:style-name="T11">master</text:span><text:span text:style-name="T12"> </text:span><text:span text:style-name="T11">domain</text:span><text:span text:style-name="T12"> </text:span><text:span text:style-name="T11">"ColorTypeDomain"--&gt;</text:span></text:p>
            <text:p text:style-name="P13"><text:span text:style-name="T12"><text:s/></text:span><text:span text:style-name="T13">&lt;domain</text:span><text:span text:style-name="T12"> </text:span><text:span text:style-name="T13">domainid=</text:span><text:span text:style-name="T14">"ColorTypeDomain"</text:span><text:span text:style-name="T12"> </text:span><text:span text:style-name="T13">domainlistclass=</text:span><text:span text:style-name="T14">"mycluster.domain.ColorTypeDomainList"</text:span><text:span text:style-name="T13">&gt;</text:span></text:p>
            <text:p text:style-name="P13"><text:span text:style-name="T12"><text:s/></text:span><text:span text:style-name="T11">&lt;!--</text:span><text:span text:style-name="T12"> </text:span><text:span text:style-name="T11">define</text:span><text:span text:style-name="T12"> </text:span><text:span text:style-name="T11">entries</text:span><text:span text:style-name="T12"> </text:span><text:span text:style-name="T11">for</text:span><text:span text:style-name="T12"> </text:span><text:span text:style-name="T11">slave</text:span><text:span text:style-name="T12"> </text:span><text:span text:style-name="T11">domain</text:span><text:span text:style-name="T12"> </text:span><text:span text:style-name="T11">"ColorDomain"</text:span><text:span text:style-name="T12"> </text:span><text:span text:style-name="T11">--&gt;</text:span></text:p>
            <text:p text:style-name="P13"><text:span text:style-name="T12"><text:s text:c="2"/></text:span><text:span text:style-name="T13">&lt;entry</text:span><text:span text:style-name="T12"> </text:span><text:span text:style-name="T13">value=</text:span><text:span text:style-name="T14">"Color"</text:span><text:span text:style-name="T12"> </text:span><text:span text:style-name="T13">slavedomainid=</text:span><text:span text:style-name="T14">"ColorDomain"</text:span><text:span text:style-name="T13">&gt;</text:span></text:p>
            <text:p text:style-name="P13"><text:span text:style-name="T12"><text:s text:c="3"/></text:span><text:span text:style-name="T13">&lt;valid</text:span><text:span text:style-name="T12"> </text:span><text:span text:style-name="T13">value=</text:span><text:span text:style-name="T14">"RED"</text:span><text:span text:style-name="T13">/&gt;</text:span></text:p>
            <text:p text:style-name="P13"><text:span text:style-name="T12"><text:s text:c="3"/></text:span><text:span text:style-name="T13">&lt;valid</text:span><text:span text:style-name="T12"> </text:span><text:span text:style-name="T13">value=</text:span><text:span text:style-name="T14">"GREEN"</text:span><text:span text:style-name="T13">/&gt;</text:span></text:p>
            <text:p text:style-name="P13"><text:span text:style-name="T12"><text:s text:c="3"/></text:span><text:span text:style-name="T13">&lt;valid</text:span><text:span text:style-name="T12"> </text:span><text:span text:style-name="T13">value=</text:span><text:span text:style-name="T14">"BLUE"</text:span><text:span text:style-name="T13">/&gt;</text:span></text:p>
            <text:p text:style-name="P13"><text:span text:style-name="T12"><text:s text:c="2"/></text:span><text:span text:style-name="T13">&lt;/entry&gt;</text:span></text:p>
            <text:p text:style-name="P13"><text:span text:style-name="T12"><text:s text:c="2"/></text:span></text:p>
            <text:p text:style-name="P13"><text:span text:style-name="T12"><text:s text:c="2"/></text:span><text:span text:style-name="T13">&lt;entry</text:span><text:span text:style-name="T12"> </text:span><text:span text:style-name="T13">value=</text:span><text:span text:style-name="T14">"BlackWhite"</text:span><text:span text:style-name="T12"> </text:span><text:span text:style-name="T13">slavedomainid=</text:span><text:span text:style-name="T14">"ColorDomain"</text:span><text:span text:style-name="T13">&gt;</text:span></text:p>
            <text:p text:style-name="P13"><text:span text:style-name="T12"><text:s text:c="3"/></text:span><text:span text:style-name="T13">&lt;valid</text:span><text:span text:style-name="T12"> </text:span><text:span text:style-name="T13">value=</text:span><text:span text:style-name="T14">"BLACK"</text:span><text:span text:style-name="T13">/&gt;</text:span></text:p>
            <text:p text:style-name="P13"><text:span text:style-name="T12"><text:s text:c="3"/></text:span><text:span text:style-name="T13">&lt;valid</text:span><text:span text:style-name="T12"> </text:span><text:span text:style-name="T13">value=</text:span><text:span text:style-name="T14">"WHITE"</text:span><text:span text:style-name="T13">/&gt;</text:span></text:p>
            <text:p text:style-name="P13"><text:span text:style-name="T12"><text:s text:c="3"/></text:span><text:span text:style-name="T13">&lt;valid</text:span><text:span text:style-name="T12"> </text:span><text:span text:style-name="T13">value=</text:span><text:span text:style-name="T14">"GREY50%"</text:span><text:span text:style-name="T13">/&gt;</text:span></text:p>
            <text:p text:style-name="P13"><text:span text:style-name="T12"><text:s text:c="2"/></text:span><text:span text:style-name="T13">&lt;/entry&gt;</text:span></text:p>
            <text:p text:style-name="P13"><text:span text:style-name="T13"/></text:p>
            <text:p text:style-name="P13"><text:span text:style-name="T12"><text:s text:c="2"/></text:span><text:span text:style-name="T13">&lt;entry</text:span><text:span text:style-name="T12"> </text:span><text:span text:style-name="T13">value=</text:span><text:span text:style-name="T14">"None"</text:span><text:span text:style-name="T12"> </text:span><text:span text:style-name="T13">slavedomainid=</text:span><text:span text:style-name="T14">"ColorDomain"</text:span><text:span text:style-name="T13">&gt;</text:span></text:p>
            <text:p text:style-name="P13"><text:span text:style-name="T12"><text:s text:c="3"/></text:span><text:span text:style-name="T13">&lt;invalid</text:span><text:span text:style-name="T12"> </text:span><text:span text:style-name="T13">all=</text:span><text:span text:style-name="T14">"true"</text:span><text:span text:style-name="T13">/&gt;</text:span></text:p>
            <text:p text:style-name="P13"><text:span text:style-name="T12"><text:s text:c="3"/></text:span><text:span text:style-name="T13">&lt;/entry&gt;</text:span></text:p>
            <text:p text:style-name="P13"><text:span text:style-name="T12"><text:s text:c="2"/></text:span><text:span text:style-name="T13">&lt;entry</text:span><text:span text:style-name="T12"> </text:span><text:span text:style-name="T13">value=</text:span><text:span text:style-name="T14">"All"</text:span><text:span text:style-name="T12"> </text:span><text:span text:style-name="T13">slavedomainid=</text:span><text:span text:style-name="T14">"ColorDomain"</text:span><text:span text:style-name="T13">&gt;</text:span></text:p>
            <text:p text:style-name="P13"><text:span text:style-name="T13"><text:s text:c="3"/></text:span><text:span text:style-name="T13">&lt;valid</text:span><text:span text:style-name="T12"> </text:span><text:span text:style-name="T13">all=</text:span><text:span text:style-name="T14">"true"</text:span><text:span text:style-name="T12"> </text:span><text:span text:style-name="T13">null=</text:span><text:span text:style-name="T14">"true"</text:span><text:span text:style-name="T13">/&gt;</text:span></text:p>
            <text:p text:style-name="P13"><text:span text:style-name="T13"><text:s text:c="2"/></text:span><text:span text:style-name="T13">&lt;/entry&gt;</text:span></text:p>
            <text:p text:style-name="P13"><text:span text:style-name="T13"/></text:p>
            <text:p text:style-name="P13"><text:span text:style-name="T13"><text:s/></text:span><text:span text:style-name="T13">&lt;/domain&gt;</text:span></text:p>
            <text:p text:style-name="P13"><text:span text:style-name="T13">&lt;/domaindependancy&gt;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6" draw:text-style-name="P4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text-style-name="P10" draw:layer="layout" svg:width="22.86cm" svg:height="3.986cm" svg:x="1.27cm" svg:y="0.671cm" presentation:class="title">
          <draw:text-box>
            <text:p text:style-name="P10"><text:span text:style-name="T5">Cluster</text:span><text:span text:style-name="T5"><text:line-break/></text:span><text:span text:style-name="T6">CCFilter</text:span></text:p>
          </draw:text-box>
        </draw:frame>
        <draw:frame presentation:style-name="pr8" draw:text-style-name="P11" draw:layer="layout" svg:width="22.86cm" svg:height="11.952cm" svg:x="1.27cm" svg:y="5.08cm" presentation:class="outline">
          <draw:text-box>
            <text:list text:style-name="L3">
              <text:list-item>
                <text:p text:style-name="P5">Query with Filter</text:p>
              </text:list-item>
            </text:list>
          </draw:text-box>
        </draw:frame>
        <draw:frame draw:style-name="gr9" draw:text-style-name="P14" draw:layer="layout" svg:width="20.5cm" svg:height="6.219cm" svg:x="4cm" svg:y="11.781cm">
          <draw:text-box>
            <text:p text:style-name="P13"><text:span text:style-name="T13">&lt;clustertype&gt;</text:span></text:p>
            <text:p text:style-name="P13"><text:span text:style-name="T11"/></text:p>
            <text:p text:style-name="P13"><text:span text:style-name="T11"><text:s/></text:span><text:span text:style-name="T11">&lt;!--configure</text:span><text:span text:style-name="T12"> </text:span><text:span text:style-name="T11">cluster</text:span><text:span text:style-name="T12"> </text:span><text:span text:style-name="T11">CAuto--&gt;</text:span></text:p>
            <text:p text:style-name="P13"><text:span text:style-name="T12"><text:s/></text:span><text:span text:style-name="T13">&lt;cluster</text:span><text:span text:style-name="T12"> </text:span><text:span text:style-name="T13">id=</text:span><text:span text:style-name="T14">"car"</text:span><text:span text:style-name="T12"> </text:span><text:span text:style-name="T13">class=</text:span><text:span text:style-name="T14">"mycluster.CCar"</text:span><text:span text:style-name="T13">&gt;</text:span></text:p>
            <text:p text:style-name="P13"><text:span text:style-name="T13"/></text:p>
            <text:p text:style-name="P13"><text:span text:style-name="T12"><text:s/></text:span><text:span text:style-name="T11">&lt;!--special</text:span><text:span text:style-name="T12"> </text:span><text:span text:style-name="T11">filter</text:span><text:span text:style-name="T12"> </text:span><text:span text:style-name="T11">"name"</text:span><text:span text:style-name="T12"> </text:span><text:span text:style-name="T11">for</text:span><text:span text:style-name="T12"> </text:span><text:span text:style-name="T11">cluster</text:span><text:span text:style-name="T12"> </text:span><text:span text:style-name="T11">CAuto</text:span><text:span text:style-name="T12"> </text:span><text:span text:style-name="T11">is</text:span><text:span text:style-name="T12"> </text:span><text:span text:style-name="T11">available--&gt;</text:span></text:p>
            <text:p text:style-name="P13"><text:span text:style-name="T12"><text:s/></text:span><text:span text:style-name="T11">&lt;!--select:</text:span><text:span text:style-name="T12"> </text:span><text:span text:style-name="T11">...where</text:span><text:span text:style-name="T12"> </text:span><text:span text:style-name="T11">NAME=test.testfilter.NameFilter.getName()--&gt;</text:span></text:p>
            <text:p text:style-name="P13"><text:span text:style-name="T12"><text:s/></text:span><text:span text:style-name="T13">&lt;select</text:span><text:span text:style-name="T12"> </text:span><text:span text:style-name="T13">id=</text:span><text:span text:style-name="T14">"name"</text:span><text:span text:style-name="T12"> </text:span><text:span text:style-name="T13">hql=</text:span><text:span text:style-name="T14">"NAME=:UNITNAME"</text:span><text:span text:style-name="T13">&gt;</text:span></text:p>
            <text:p text:style-name="P13"><text:span text:style-name="T12"/></text:p>
            <text:p text:style-name="P13"><text:span text:style-name="T12"><text:s text:c="3"/></text:span><text:span text:style-name="T13">&lt;FilterClass</text:span><text:span text:style-name="T12"> </text:span><text:span text:style-name="T13">class=</text:span><text:span text:style-name="T14">"test.testfilter.NameFilter"</text:span><text:span text:style-name="T13">&gt;</text:span></text:p>
            <text:p text:style-name="P13"><text:span text:style-name="T12"><text:s text:c="5"/></text:span><text:span text:style-name="T13">&lt;binding</text:span><text:span text:style-name="T12"> </text:span><text:span text:style-name="T13">var=</text:span><text:span text:style-name="T14">"UNITNAME"</text:span><text:span text:style-name="T12"> </text:span><text:span text:style-name="T13">attribute=</text:span><text:span text:style-name="T14">"name"</text:span><text:span text:style-name="T13">/&gt;</text:span></text:p>
            <text:p text:style-name="P13"><text:span text:style-name="T12"><text:s text:c="3"/></text:span><text:span text:style-name="T13">&lt;/FilterClass&gt;</text:span></text:p>
            <text:p text:style-name="P13"><text:span text:style-name="T12"/></text:p>
            <text:p text:style-name="P13"><text:span text:style-name="T12"><text:s/></text:span><text:span text:style-name="T13">&lt;/select&gt;</text:span></text:p>
            <text:p text:style-name="P13"><text:span text:style-name="T13"/></text:p>
            <text:p text:style-name="P13"><text:span text:style-name="T13">&lt;/clustertype&gt;</text:span></text:p>
          </draw:text-box>
        </draw:frame>
        <draw:frame draw:style-name="gr9" draw:text-style-name="P14" draw:layer="layout" svg:width="20.5cm" svg:height="4.727cm" svg:x="4cm" svg:y="6.773cm">
          <draw:text-box>
            <text:p text:style-name="P13"><text:span text:style-name="T13">public class NameFilter extends CCFilterImpl{</text:span></text:p>
            <text:p text:style-name="P13"><text:span text:style-name="T13"/></text:p>
            <text:p text:style-name="P13"><text:span text:style-name="T13"><text:s/></text:span><text:span text:style-name="T13">private String name = "";</text:span></text:p>
            <text:p text:style-name="P13"><text:span text:style-name="T13"/></text:p>
            <text:p text:style-name="P13"><text:span text:style-name="T13"><text:s/></text:span><text:span text:style-name="T13">public String getName() {</text:span></text:p>
            <text:p text:style-name="P13"><text:span text:style-name="T13"><text:s text:c="3"/></text:span><text:span text:style-name="T13">return name;</text:span></text:p>
            <text:p text:style-name="P13"><text:span text:style-name="T13"><text:s/></text:span><text:span text:style-name="T13">}</text:span></text:p>
            <text:p text:style-name="P13"><text:span text:style-name="T13"/></text:p>
            <text:p text:style-name="P13"><text:span text:style-name="T13"><text:s/></text:span><text:span text:style-name="T13">public void setName(String name) {</text:span></text:p>
            <text:p text:style-name="P13"><text:span text:style-name="T13"><text:s text:c="3"/></text:span><text:span text:style-name="T13">this.name = name;</text:span></text:p>
            <text:p text:style-name="P13"><text:span text:style-name="T13"><text:s/></text:span><text:span text:style-name="T13">}</text:span><text:span text:style-name="T13"><text:tab/></text:span></text:p>
            <text:p text:style-name="P13"><text:span text:style-name="T13">}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0" presentation:class="page"/>
          <draw:frame presentation:style-name="pr6" draw:text-style-name="P4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9">
        <draw:frame presentation:style-name="pr4" draw:text-style-name="P4" draw:layer="layout" svg:width="22.86cm" svg:height="3.986cm" svg:x="1.14cm" svg:y="9.014cm" presentation:class="title" presentation:user-transformed="true">
          <draw:text-box>
            <text:p text:style-name="P7">Security Concept<text:line-break/>Privileges</text:p>
          </draw:text-box>
        </draw:frame>
        <presentation:notes draw:style-name="dp2">
          <draw:page-thumbnail draw:style-name="gr1" draw:layer="layout" svg:width="12.7cm" svg:height="9.526cm" svg:x="3.175cm" svg:y="1.904cm" draw:page-number="11" presentation:class="page"/>
          <draw:frame presentation:style-name="pr6" draw:text-style-name="P4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text-style-name="P10" draw:layer="layout" svg:width="22.86cm" svg:height="3.986cm" svg:x="1.27cm" svg:y="0.671cm" presentation:class="title">
          <draw:text-box>
            <text:p text:style-name="P10"><text:span text:style-name="T5">Privileges</text:span><text:span text:style-name="T5"><text:line-break/></text:span><text:span text:style-name="T6">Domains</text:span></text:p>
          </draw:text-box>
        </draw:frame>
        <draw:frame draw:style-name="gr9" draw:text-style-name="P14" draw:layer="layout" svg:width="17.5cm" svg:height="3.998cm" svg:x="7cm" svg:y="9.519cm">
          <draw:text-box>
            <text:p text:style-name="P13"><text:span text:style-name="T13">public interface </text:span><text:span text:style-name="T15">DomainPrivilegeList</text:span><text:span text:style-name="T13"> {</text:span></text:p>
            <text:p text:style-name="P13"><text:span text:style-name="T13"/></text:p>
            <text:p text:style-name="P13"><text:span text:style-name="T13"><text:s/></text:span><text:span text:style-name="T13">/**</text:span></text:p>
            <text:p text:style-name="P13"><text:span text:style-name="T13"><text:s text:c="2"/></text:span><text:span text:style-name="T13">* This method is called often, so it has to be fast</text:span></text:p>
            <text:p text:style-name="P13"><text:span text:style-name="T13"><text:s text:c="2"/></text:span><text:span text:style-name="T13">* @param domainId as configured in domain validation </text:span></text:p>
            <text:p text:style-name="P13"><text:span text:style-name="T13"><text:s text:c="2"/></text:span><text:span text:style-name="T13">* @param value one value of domain </text:span></text:p>
            <text:p text:style-name="P13"><text:span text:style-name="T13"><text:s text:c="2"/></text:span><text:span text:style-name="T13">* @return set of required privileges</text:span></text:p>
            <text:p text:style-name="P13"><text:span text:style-name="T13"><text:s text:c="2"/></text:span><text:span text:style-name="T13">*/</text:span></text:p>
            <text:p text:style-name="P13"><text:span text:style-name="T13"><text:s/></text:span><text:span text:style-name="T13">Set&lt;String&gt; getDomainEntryPivilegeList(String domainId, String value);</text:span></text:p>
            <text:p text:style-name="P13"><text:span text:style-name="T13">}</text:span></text:p>
          </draw:text-box>
        </draw:frame>
        <draw:frame draw:style-name="gr11" draw:text-style-name="P14" draw:layer="layout" svg:width="17.5cm" svg:height="2.727cm" svg:x="7cm" svg:y="6.273cm">
          <draw:text-box>
            <text:p text:style-name="P13"><text:span text:style-name="T13">class CBicycle extends Cluster implements PrivilegedCluster {</text:span></text:p>
            <text:p text:style-name="P13"><text:span text:style-name="T13"><text:tab/></text:span></text:p>
            <text:p text:style-name="P13"><text:span text:style-name="T13"><text:s/></text:span><text:span text:style-name="T15">@PrivilegesDomain</text:span></text:p>
            <text:p text:style-name="P13"><text:span text:style-name="T15"><text:s/></text:span><text:span text:style-name="T15">@Domain(domainId="ColorTypeDomain")</text:span></text:p>
            <text:p text:style-name="P13"><text:span text:style-name="T13"><text:s/></text:span><text:span text:style-name="T13">String colorType;</text:span></text:p>
            <text:p text:style-name="P13"><text:span text:style-name="T13">...</text:span></text:p>
          </draw:text-box>
        </draw:frame>
        <draw:frame draw:style-name="gr9" draw:text-style-name="P14" draw:layer="layout" svg:width="17.5cm" svg:height="4.371cm" svg:x="7cm" svg:y="14cm">
          <draw:text-box>
            <text:p text:style-name="P13"><text:span text:style-name="T13">public interface </text:span><text:span text:style-name="T15">DomainList</text:span><text:span text:style-name="T13"> {</text:span></text:p>
            <text:p text:style-name="P13"><text:span text:style-name="T13"/></text:p>
            <text:p text:style-name="P13"><text:span text:style-name="T13"><text:s/></text:span><text:span text:style-name="T13">/**</text:span></text:p>
            <text:p text:style-name="P13"><text:span text:style-name="T13"><text:s text:c="2"/></text:span><text:span text:style-name="T13">* returns all possible and allowed values for a String property</text:span></text:p>
            <text:p text:style-name="P13"><text:span text:style-name="T13"><text:s text:c="2"/></text:span><text:span text:style-name="T13">* there can be only one DomainList class istance(use domainId parameter then)</text:span></text:p>
            <text:p text:style-name="P13"><text:span text:style-name="T13"><text:s text:c="2"/></text:span><text:span text:style-name="T13">* &lt;B&gt;This method is called often, so it has to be fast&lt;/B&gt;</text:span></text:p>
            <text:p text:style-name="P13"><text:span text:style-name="T13"><text:s text:c="2"/></text:span><text:span text:style-name="T13">* @param domainId as configured in domain validation</text:span></text:p>
            <text:p text:style-name="P13"><text:span text:style-name="T13"><text:s text:c="2"/></text:span><text:span text:style-name="T13">* @return ordered list of domain values</text:span></text:p>
            <text:p text:style-name="P13"><text:span text:style-name="T13"><text:s text:c="2"/></text:span><text:span text:style-name="T13">*/</text:span></text:p>
            <text:p text:style-name="P13"><text:span text:style-name="T13"><text:s/></text:span><text:span text:style-name="T13">ValidDomainEntries&lt;String&gt; getDomainEntryList(String domainId);</text:span></text:p>
            <text:p text:style-name="P13"><text:span text:style-name="T13">}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2" presentation:class="page"/>
          <draw:frame presentation:style-name="pr6" draw:text-style-name="P4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text-style-name="P10" draw:layer="layout" svg:width="22.86cm" svg:height="3.986cm" svg:x="1.27cm" svg:y="0.671cm" presentation:class="title">
          <draw:text-box>
            <text:p text:style-name="P10"><text:span text:style-name="T5">Privileges</text:span><text:span text:style-name="T5"><text:line-break/></text:span><text:span text:style-name="T6">Static Privileges</text:span></text:p>
          </draw:text-box>
        </draw:frame>
        <draw:frame presentation:style-name="pr8" draw:text-style-name="P11" draw:layer="layout" svg:width="22.86cm" svg:height="11.952cm" svg:x="1.27cm" svg:y="5.08cm" presentation:class="outline">
          <draw:text-box>
            <text:list text:style-name="L3">
              <text:list-item>
                <text:p text:style-name="P5">Service<text:line-break/><text:line-break/><text:line-break/><text:line-break/></text:p>
              </text:list-item>
            </text:list>
            <text:list text:style-name="L3">
              <text:list-item>
                <text:p text:style-name="P5">Cluster</text:p>
              </text:list-item>
            </text:list>
          </draw:text-box>
        </draw:frame>
        <draw:frame draw:style-name="gr9" draw:text-style-name="P14" draw:layer="layout" svg:width="17cm" svg:height="4.032cm" svg:x="7.5cm" svg:y="11.781cm">
          <draw:text-box>
            <text:p text:style-name="P13"><text:span text:style-name="T15">@PrivilegesCluster(required={"BIKE"})</text:span></text:p>
            <text:p text:style-name="P13"><text:span text:style-name="T13">public class CBicycle extends Cluster {</text:span></text:p>
            <text:p text:style-name="P13"><text:span text:style-name="T13"/></text:p>
            <text:p text:style-name="P13"><text:span text:style-name="T13"><text:s/></text:span><text:span text:style-name="T13">@</text:span><text:span text:style-name="T15">PrivilegesMethod(required={"GETCOLOR"})</text:span></text:p>
            <text:p text:style-name="P13"><text:span text:style-name="T13"><text:s/></text:span><text:span text:style-name="T13">public String getColor() {}</text:span></text:p>
            <text:p text:style-name="P13"><text:span text:style-name="T13"/></text:p>
            <text:p text:style-name="P13"><text:span text:style-name="T13"><text:s/></text:span><text:span text:style-name="T15">@NoPrivilegeCheck</text:span></text:p>
            <text:p text:style-name="P13"><text:span text:style-name="T13"><text:s/></text:span><text:span text:style-name="T13">public double getDurchmesser() {}</text:span></text:p>
            <text:p text:style-name="P13"><text:span text:style-name="T13">...</text:span></text:p>
            <text:p text:style-name="P13"><text:span text:style-name="T13">}</text:span></text:p>
          </draw:text-box>
        </draw:frame>
        <draw:frame draw:style-name="gr12" draw:text-style-name="P14" draw:layer="layout" svg:width="17cm" svg:height="3.044cm" svg:x="7.5cm" svg:y="5.5cm">
          <draw:text-box>
            <text:p text:style-name="P13"><text:span text:style-name="T15">@PrivilegesService(required="BIKESERVCIE")</text:span></text:p>
            <text:p text:style-name="P13"><text:span text:style-name="T13">public class CBicycleService implements ICBicycleService, PrivilegedService {</text:span></text:p>
            <text:p text:style-name="P13"><text:span text:style-name="T13"/></text:p>
            <text:p text:style-name="P13"><text:span text:style-name="T13"><text:s/></text:span><text:span text:style-name="T13">@</text:span><text:span text:style-name="T15">PrivilegesMethod(required="BIKEPAINT")</text:span></text:p>
            <text:p text:style-name="P13"><text:span text:style-name="T13"><text:s/></text:span><text:span text:style-name="T13">public void makeBicycleRED(CBicycle bike) {}</text:span></text:p>
            <text:p text:style-name="P13"><text:span text:style-name="T13">...</text:span></text:p>
            <text:p text:style-name="P13"><text:span text:style-name="T13">}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3" presentation:class="page"/>
          <draw:frame presentation:style-name="pr6" draw:text-style-name="P4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text-style-name="P10" draw:layer="layout" svg:width="22.86cm" svg:height="3.986cm" svg:x="1.27cm" svg:y="0.671cm" presentation:class="title">
          <draw:text-box>
            <text:p text:style-name="P10"><text:span text:style-name="T5">Privileges</text:span><text:span text:style-name="T5"><text:line-break/></text:span><text:span text:style-name="T6">Dynamic Privileges for Service</text:span></text:p>
          </draw:text-box>
        </draw:frame>
        <draw:frame draw:style-name="gr12" draw:text-style-name="P16" draw:layer="layout" svg:width="17cm" svg:height="3.252cm" svg:x="2cm" svg:y="9.456cm">
          <draw:text-box>
            <text:p text:style-name="P15"><text:span text:style-name="T16">@PrivilegesService(required="BIKESERVCIE")</text:span></text:p>
            <text:p text:style-name="P15"><text:span text:style-name="T16">public class CBicycleService implements ICBicycleService, PrivilegedService {</text:span></text:p>
            <text:p text:style-name="P15"><text:span text:style-name="T16"/></text:p>
            <text:p text:style-name="P15"><text:span text:style-name="T16"><text:s/></text:span><text:span text:style-name="T16">@PrivilegesMethod(required="BIKEPAINT")</text:span></text:p>
            <text:p text:style-name="P15"><text:span text:style-name="T16"><text:s/></text:span><text:span text:style-name="T16">public void makeBicycleRED(</text:span></text:p>
            <text:p text:style-name="P15"><text:span text:style-name="T16"><text:s text:c="14"/></text:span><text:span text:style-name="T15">@PrivilegesParameter(property={"color"})</text:span><text:span text:style-name="T16"> CBicycle bike) {}</text:span></text:p>
            <text:p text:style-name="P15"><text:span text:style-name="T16">...</text:span></text:p>
            <text:p text:style-name="P15"><text:span text:style-name="T16">}</text:span></text:p>
          </draw:text-box>
        </draw:frame>
        <draw:frame presentation:style-name="pr8" draw:text-style-name="P5" draw:layer="layout" svg:width="22.86cm" svg:height="11.952cm" svg:x="1.27cm" svg:y="5.08cm" presentation:class="outline">
          <draw:text-box>
            <text:list text:style-name="L3">
              <text:list-item>
                <text:p text:style-name="P5">Parameter privilege chec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14" presentation:class="page"/>
          <draw:frame presentation:style-name="pr6" draw:text-style-name="P4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4" draw:text-style-name="P10" draw:layer="layout" svg:width="22.86cm" svg:height="3.986cm" svg:x="1.27cm" svg:y="0.671cm" presentation:class="title">
          <draw:text-box>
            <text:p text:style-name="P10"><text:span text:style-name="T5">Privileges</text:span><text:span text:style-name="T5"><text:line-break/></text:span><text:span text:style-name="T6">Dynamic Privileges for Cluster</text:span></text:p>
          </draw:text-box>
        </draw:frame>
        <draw:frame presentation:style-name="pr8" draw:text-style-name="P11" draw:layer="layout" svg:width="22.86cm" svg:height="11.952cm" svg:x="1.27cm" svg:y="5.08cm" presentation:class="outline">
          <draw:text-box>
            <text:list text:style-name="L3">
              <text:list-item>
                <text:p text:style-name="P5">Property privilege check</text:p>
              </text:list-item>
            </text:list>
          </draw:text-box>
        </draw:frame>
        <draw:frame draw:style-name="gr9" draw:text-style-name="P16" draw:layer="layout" svg:width="13.5cm" svg:height="4.778cm" svg:x="7.5cm" svg:y="8.122cm">
          <draw:text-box>
            <text:p text:style-name="P15"><text:span text:style-name="T16">@PrivilegesCluster(required={"BIKE"},</text:span></text:p>
            <text:p text:style-name="P15"><text:span text:style-name="T16"><text:s text:c="8"/></text:span><text:span text:style-name="T15">property={"colorType", "nested.nestedDomain"}</text:span><text:span text:style-name="T16"> )</text:span></text:p>
            <text:p text:style-name="P15"><text:span text:style-name="T16">public class CBicycle extends Cluster {</text:span></text:p>
            <text:p text:style-name="P15"><text:span text:style-name="T16"/></text:p>
            <text:p text:style-name="P15"><text:span text:style-name="T16"><text:s/></text:span><text:span text:style-name="T16">@PrivilegesDomain</text:span></text:p>
            <text:p text:style-name="P15"><text:span text:style-name="T16"><text:s/></text:span><text:span text:style-name="T16">@Domain(domainId="ColorTypeDomain")</text:span></text:p>
            <text:p text:style-name="P15"><text:span text:style-name="T16"><text:s/></text:span><text:span text:style-name="T16">String </text:span><text:span text:style-name="T15">colorType</text:span><text:span text:style-name="T16">;</text:span></text:p>
            <text:p text:style-name="P15"><text:span text:style-name="T16"/></text:p>
            <text:p text:style-name="P15"><text:span text:style-name="T16"><text:s/></text:span><text:span text:style-name="T16">public NestedPropertyForPrivTest </text:span><text:span text:style-name="T15">getNested</text:span><text:span text:style-name="T16">() {}</text:span></text:p>
            <text:p text:style-name="P15"><text:span text:style-name="T16">...</text:span></text:p>
            <text:p text:style-name="P15"><text:span text:style-name="T16"/></text:p>
            <text:p text:style-name="P15"><text:span text:style-name="T16">}</text:span></text:p>
          </draw:text-box>
        </draw:frame>
        <draw:frame draw:style-name="gr9" draw:text-style-name="P16" draw:layer="layout" svg:width="13.5cm" svg:height="3.544cm" svg:x="7.5cm" svg:y="13.5cm">
          <draw:text-box>
            <text:p text:style-name="P15"><text:span text:style-name="T16">public class NestedPropertyForPrivTest {</text:span></text:p>
            <text:p text:style-name="P15"><text:span text:style-name="T16"><text:tab/></text:span></text:p>
            <text:p text:style-name="P15"><text:span text:style-name="T16"><text:s/></text:span><text:span text:style-name="T16">@PrivilegesDomain</text:span></text:p>
            <text:p text:style-name="P15"><text:span text:style-name="T16"><text:s/></text:span><text:span text:style-name="T16">@Domain(domainId="NestedDomain")</text:span></text:p>
            <text:p text:style-name="P15"><text:span text:style-name="T16"><text:s/></text:span><text:span text:style-name="T16">String </text:span><text:span text:style-name="T15">nestedDomain</text:span><text:span text:style-name="T16">;</text:span></text:p>
            <text:p text:style-name="P15"><text:span text:style-name="T16">...</text:span></text:p>
            <text:p text:style-name="P15"><text:span text:style-name="T16"/></text:p>
            <text:p text:style-name="P15"><text:span text:style-name="T16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15" presentation:class="page"/>
          <draw:frame presentation:style-name="pr6" draw:text-style-name="P4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4" draw:text-style-name="P4" draw:layer="layout" svg:width="22.86cm" svg:height="3.986cm" svg:x="1.27cm" svg:y="0.671cm" presentation:class="title" presentation:placeholder="true">
          <draw:text-box/>
        </draw:frame>
        <draw:frame draw:style-name="gr13" draw:layer="layout" svg:width="19.983cm" svg:height="13cm" svg:x="3cm" svg:y="5.5cm">
          <draw:object-ole draw:class-id="D3E34B21-9D75-101A-8c3d-00aa001a1652"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2.7cm" svg:height="9.526cm" svg:x="3.175cm" svg:y="1.904cm" draw:page-number="16" presentation:class="page"/>
          <draw:frame presentation:style-name="pr7" draw:text-style-name="P4" draw:layer="layout" svg:width="15.24cm" svg:height="11.432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4" draw:text-style-name="P4" draw:layer="layout" svg:width="22.86cm" svg:height="3.986cm" svg:x="1.27cm" svg:y="0.671cm" presentation:class="title" presentation:placeholder="true" presentation:user-transformed="true">
          <draw:text-box/>
        </draw:frame>
        <draw:frame draw:style-name="gr14" draw:layer="layout" svg:width="20cm" svg:height="12.563cm" svg:x="2.5cm" svg:y="5.437cm">
          <draw:object-ole draw:class-id="D3E34B21-9D75-101A-8c3d-00aa001a1652"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2.7cm" svg:height="9.526cm" svg:x="3.175cm" svg:y="1.904cm" draw:page-number="17" presentation:class="page"/>
          <draw:frame presentation:style-name="pr7" draw:text-style-name="P4" draw:layer="layout" svg:width="15.24cm" svg:height="11.432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4" draw:text-style-name="P4" draw:layer="layout" svg:width="22.86cm" svg:height="3.986cm" svg:x="1.27cm" svg:y="0.671cm" presentation:class="title" presentation:placeholder="true" presentation:user-transformed="true">
          <draw:text-box/>
        </draw:frame>
        <draw:frame draw:style-name="gr15" draw:layer="layout" svg:width="18.834cm" svg:height="13cm" svg:x="3.5cm" svg:y="5.5cm">
          <draw:object-ole draw:class-id="D3E34B21-9D75-101A-8c3d-00aa001a1652"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2.7cm" svg:height="9.526cm" svg:x="3.175cm" svg:y="1.904cm" draw:page-number="18" presentation:class="page"/>
          <draw:frame presentation:style-name="pr7" draw:text-style-name="P4" draw:layer="layout" svg:width="15.24cm" svg:height="11.432cm" svg:x="1.905cm" svg:y="12.065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imes New Roman'" style:font-family-generic="roman" style:font-pitch="variable" fo:color="#42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2000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">
            <style:text-properties fo:font-family="Wingdings" style:font-pitch="variable" style:font-charset="x-symbol" fo:color="#660000" fo:font-size="70%"/>
          </text:list-level-style-bullet>
          <text:list-level-style-bullet text:level="2" text:bullet-char="">
            <style:list-level-properties text:space-before="1.309cm"/>
            <style:text-properties fo:font-family="Wingdings" style:font-pitch="variable" style:font-charset="x-symbol" fo:color="#999966" fo:font-size="75%"/>
          </text:list-level-style-bullet>
          <text:list-level-style-bullet text:level="3" text:bullet-char="">
            <style:list-level-properties text:space-before="2.526cm"/>
            <style:text-properties fo:font-family="Wingdings" style:font-pitch="variable" style:font-charset="x-symbol" fo:color="#660000" fo:font-size="65%"/>
          </text:list-level-style-bullet>
          <text:list-level-style-bullet text:level="4" text:bullet-char="">
            <style:list-level-properties text:space-before="3.858cm"/>
            <style:text-properties fo:font-family="Wingdings" style:font-pitch="variable" style:font-charset="x-symbol" fo:color="#999966" fo:font-size="75%"/>
          </text:list-level-style-bullet>
          <text:list-level-style-bullet text:level="5" text:bullet-char="">
            <style:list-level-properties text:space-before="5.08cm"/>
            <style:text-properties fo:font-family="Wingdings" style:font-pitch="variable" style:font-charset="x-symbol" fo:color="#cccc00" fo:font-size="50%"/>
          </text:list-level-style-bullet>
          <text:list-level-style-bullet text:level="6" text:bullet-char="">
            <style:list-level-properties text:space-before="5.08cm"/>
            <style:text-properties fo:font-family="Wingdings" style:font-pitch="variable" style:font-charset="x-symbol" fo:color="#cccc00" fo:font-size="50%"/>
          </text:list-level-style-bullet>
          <text:list-level-style-bullet text:level="7" text:bullet-char="">
            <style:list-level-properties text:space-before="5.08cm"/>
            <style:text-properties fo:font-family="Wingdings" style:font-pitch="variable" style:font-charset="x-symbol" fo:color="#cccc00" fo:font-size="50%"/>
          </text:list-level-style-bullet>
          <text:list-level-style-bullet text:level="8" text:bullet-char="">
            <style:list-level-properties text:space-before="5.08cm"/>
            <style:text-properties fo:font-family="Wingdings" style:font-pitch="variable" style:font-charset="x-symbol" fo:color="#cccc00" fo:font-size="50%"/>
          </text:list-level-style-bullet>
          <text:list-level-style-bullet text:level="9" text:bullet-char="">
            <style:list-level-properties text:space-before="5.08cm"/>
            <style:text-properties fo:font-family="Wingdings" style:font-pitch="variable" style:font-charset="x-symbol" fo:color="#cccc00" fo:font-size="50%"/>
          </text:list-level-style-bullet>
        </text:list-style>
      </style:graphic-properties>
      <style:paragraph-properties fo:margin-left="0cm" fo:margin-right="0cm" fo:margin-top="0.246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1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1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1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1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1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1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1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1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1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1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1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Standard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">
            <style:list-level-properties text:min-label-width="1.305cm"/>
            <style:text-properties fo:font-family="Wingdings" style:font-pitch="variable" style:font-charset="x-symbol" fo:color="#660000" fo:font-size="70%"/>
          </text:list-level-style-bullet>
          <text:list-level-style-bullet text:level="2" text:bullet-char="">
            <style:list-level-properties text:space-before="1.309cm" text:min-label-width="1.213cm"/>
            <style:text-properties fo:font-family="Wingdings" style:font-pitch="variable" style:font-charset="x-symbol" fo:color="#999966" fo:font-size="75%"/>
          </text:list-level-style-bullet>
          <text:list-level-style-bullet text:level="3" text:bullet-char="">
            <style:list-level-properties text:space-before="2.526cm" text:min-label-width="1.301cm"/>
            <style:text-properties fo:font-family="Wingdings" style:font-pitch="variable" style:font-charset="x-symbol" fo:color="#660000" fo:font-size="65%"/>
          </text:list-level-style-bullet>
          <text:list-level-style-bullet text:level="4" text:bullet-char="">
            <style:list-level-properties text:space-before="3.858cm" text:min-label-width="1.217cm"/>
            <style:text-properties fo:font-family="Wingdings" style:font-pitch="variable" style:font-charset="x-symbol" fo:color="#999966" fo:font-size="75%"/>
          </text:list-level-style-bullet>
          <text:list-level-style-bullet text:level="5" text:bullet-char="">
            <style:list-level-properties text:space-before="5.08cm" text:min-label-width="1.3cm"/>
            <style:text-properties fo:font-family="Wingdings" style:font-pitch="variable" style:font-charset="x-symbol" fo:color="#999966" fo:font-size="50%"/>
          </text:list-level-style-bullet>
          <text:list-level-style-bullet text:level="6" text:bullet-char="">
            <style:list-level-properties text:space-before="5.08cm" text:min-label-width="1.3cm"/>
            <style:text-properties fo:font-family="Wingdings" style:font-pitch="variable" style:font-charset="x-symbol" fo:color="#999966" fo:font-size="50%"/>
          </text:list-level-style-bullet>
          <text:list-level-style-bullet text:level="7" text:bullet-char="">
            <style:list-level-properties text:space-before="5.08cm" text:min-label-width="1.3cm"/>
            <style:text-properties fo:font-family="Wingdings" style:font-pitch="variable" style:font-charset="x-symbol" fo:color="#999966" fo:font-size="50%"/>
          </text:list-level-style-bullet>
          <text:list-level-style-bullet text:level="8" text:bullet-char="">
            <style:list-level-properties text:space-before="5.08cm" text:min-label-width="1.3cm"/>
            <style:text-properties fo:font-family="Wingdings" style:font-pitch="variable" style:font-charset="x-symbol" fo:color="#999966" fo:font-size="5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305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1.234cm"/>
          <style:tab-stop style:position="3.774cm"/>
          <style:tab-stop style:position="6.314cm"/>
          <style:tab-stop style:position="8.854cm"/>
          <style:tab-stop style:position="11.394cm"/>
          <style:tab-stop style:position="13.934cm"/>
          <style:tab-stop style:position="16.474cm"/>
          <style:tab-stop style:position="19.014cm"/>
          <style:tab-stop style:position="21.554cm"/>
          <style:tab-stop style:position="24.094cm"/>
          <style:tab-stop style:position="26.63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522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0.017cm"/>
          <style:tab-stop style:position="2.557cm"/>
          <style:tab-stop style:position="5.097cm"/>
          <style:tab-stop style:position="7.637cm"/>
          <style:tab-stop style:position="10.177cm"/>
          <style:tab-stop style:position="12.717cm"/>
          <style:tab-stop style:position="15.257cm"/>
          <style:tab-stop style:position="17.797cm"/>
          <style:tab-stop style:position="20.337cm"/>
          <style:tab-stop style:position="22.877cm"/>
          <style:tab-stop style:position="25.417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Standard-outline3" style:family="presentation" style:parent-style-name="Standard-outline2">
      <style:paragraph-properties fo:margin-left="3.827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252cm"/>
          <style:tab-stop style:position="3.792cm"/>
          <style:tab-stop style:position="6.332cm"/>
          <style:tab-stop style:position="8.872cm"/>
          <style:tab-stop style:position="11.412cm"/>
          <style:tab-stop style:position="13.952cm"/>
          <style:tab-stop style:position="16.492cm"/>
          <style:tab-stop style:position="19.032cm"/>
          <style:tab-stop style:position="21.572cm"/>
          <style:tab-stop style:position="24.112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Standard-outline4" style:family="presentation" style:parent-style-name="Standard-outline3">
      <style:paragraph-properties fo:margin-left="5.07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5" style:family="presentation" style:parent-style-name="Standard-outline4">
      <style:paragraph-properties fo:margin-left="6.38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239cm"/>
          <style:tab-stop style:position="3.779cm"/>
          <style:tab-stop style:position="6.319cm"/>
          <style:tab-stop style:position="8.859cm"/>
          <style:tab-stop style:position="11.399cm"/>
          <style:tab-stop style:position="13.939cm"/>
          <style:tab-stop style:position="16.479cm"/>
          <style:tab-stop style:position="19.019cm"/>
          <style:tab-stop style:position="21.5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6" style:family="presentation" style:parent-style-name="Standard-outline5">
      <style:paragraph-properties fo:margin-left="6.38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239cm"/>
          <style:tab-stop style:position="3.779cm"/>
          <style:tab-stop style:position="6.319cm"/>
          <style:tab-stop style:position="8.859cm"/>
          <style:tab-stop style:position="11.399cm"/>
          <style:tab-stop style:position="13.939cm"/>
          <style:tab-stop style:position="16.479cm"/>
          <style:tab-stop style:position="19.019cm"/>
          <style:tab-stop style:position="21.5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7" style:family="presentation" style:parent-style-name="Standard-outline6">
      <style:paragraph-properties fo:margin-left="6.38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239cm"/>
          <style:tab-stop style:position="3.779cm"/>
          <style:tab-stop style:position="6.319cm"/>
          <style:tab-stop style:position="8.859cm"/>
          <style:tab-stop style:position="11.399cm"/>
          <style:tab-stop style:position="13.939cm"/>
          <style:tab-stop style:position="16.479cm"/>
          <style:tab-stop style:position="19.019cm"/>
          <style:tab-stop style:position="21.5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8" style:family="presentation" style:parent-style-name="Standard-outline7">
      <style:paragraph-properties fo:margin-left="6.38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239cm"/>
          <style:tab-stop style:position="3.779cm"/>
          <style:tab-stop style:position="6.319cm"/>
          <style:tab-stop style:position="8.859cm"/>
          <style:tab-stop style:position="11.399cm"/>
          <style:tab-stop style:position="13.939cm"/>
          <style:tab-stop style:position="16.479cm"/>
          <style:tab-stop style:position="19.019cm"/>
          <style:tab-stop style:position="21.5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9" style:family="presentation" style:parent-style-name="Standard-outline8">
      <style:paragraph-properties fo:margin-left="6.38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239cm"/>
          <style:tab-stop style:position="3.779cm"/>
          <style:tab-stop style:position="6.319cm"/>
          <style:tab-stop style:position="8.859cm"/>
          <style:tab-stop style:position="11.399cm"/>
          <style:tab-stop style:position="13.939cm"/>
          <style:tab-stop style:position="16.479cm"/>
          <style:tab-stop style:position="19.019cm"/>
          <style:tab-stop style:position="21.5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imes New Roman'" style:font-family-generic="roman" style:font-pitch="variable" fo:color="#42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2000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">
            <style:text-properties fo:font-family="Wingdings" style:font-pitch="variable" style:font-charset="x-symbol" fo:color="#660000" fo:font-size="70%"/>
          </text:list-level-style-bullet>
          <text:list-level-style-bullet text:level="2" text:bullet-char="">
            <style:list-level-properties text:space-before="1.309cm"/>
            <style:text-properties fo:font-family="Wingdings" style:font-pitch="variable" style:font-charset="x-symbol" fo:color="#999966" fo:font-size="75%"/>
          </text:list-level-style-bullet>
          <text:list-level-style-bullet text:level="3" text:bullet-char="">
            <style:list-level-properties text:space-before="2.526cm"/>
            <style:text-properties fo:font-family="Wingdings" style:font-pitch="variable" style:font-charset="x-symbol" fo:color="#660000" fo:font-size="65%"/>
          </text:list-level-style-bullet>
          <text:list-level-style-bullet text:level="4" text:bullet-char="">
            <style:list-level-properties text:space-before="3.858cm"/>
            <style:text-properties fo:font-family="Wingdings" style:font-pitch="variable" style:font-charset="x-symbol" fo:color="#999966" fo:font-size="75%"/>
          </text:list-level-style-bullet>
          <text:list-level-style-bullet text:level="5" text:bullet-char="">
            <style:list-level-properties text:space-before="5.08cm"/>
            <style:text-properties fo:font-family="Wingdings" style:font-pitch="variable" style:font-charset="x-symbol" fo:color="#cccc00" fo:font-size="50%"/>
          </text:list-level-style-bullet>
          <text:list-level-style-bullet text:level="6" text:bullet-char="">
            <style:list-level-properties text:space-before="5.08cm"/>
            <style:text-properties fo:font-family="Wingdings" style:font-pitch="variable" style:font-charset="x-symbol" fo:color="#cccc00" fo:font-size="50%"/>
          </text:list-level-style-bullet>
          <text:list-level-style-bullet text:level="7" text:bullet-char="">
            <style:list-level-properties text:space-before="5.08cm"/>
            <style:text-properties fo:font-family="Wingdings" style:font-pitch="variable" style:font-charset="x-symbol" fo:color="#cccc00" fo:font-size="50%"/>
          </text:list-level-style-bullet>
          <text:list-level-style-bullet text:level="8" text:bullet-char="">
            <style:list-level-properties text:space-before="5.08cm"/>
            <style:text-properties fo:font-family="Wingdings" style:font-pitch="variable" style:font-charset="x-symbol" fo:color="#cccc00" fo:font-size="50%"/>
          </text:list-level-style-bullet>
          <text:list-level-style-bullet text:level="9" text:bullet-char="">
            <style:list-level-properties text:space-before="5.08cm"/>
            <style:text-properties fo:font-family="Wingdings" style:font-pitch="variable" style:font-charset="x-symbol" fo:color="#cccc00" fo:font-size="50%"/>
          </text:list-level-style-bullet>
        </text:list-style>
      </style:graphic-properties>
      <style:paragraph-properties fo:margin-left="0cm" fo:margin-right="0cm" fo:margin-top="0.246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1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1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1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1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1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1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1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1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1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1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1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Standard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">
            <style:list-level-properties text:min-label-width="1.305cm"/>
            <style:text-properties fo:font-family="Wingdings" style:font-pitch="variable" style:font-charset="x-symbol" fo:color="#660000" fo:font-size="70%"/>
          </text:list-level-style-bullet>
          <text:list-level-style-bullet text:level="2" text:bullet-char="">
            <style:list-level-properties text:space-before="1.309cm" text:min-label-width="1.213cm"/>
            <style:text-properties fo:font-family="Wingdings" style:font-pitch="variable" style:font-charset="x-symbol" fo:color="#999966" fo:font-size="75%"/>
          </text:list-level-style-bullet>
          <text:list-level-style-bullet text:level="3" text:bullet-char="">
            <style:list-level-properties text:space-before="2.526cm" text:min-label-width="1.301cm"/>
            <style:text-properties fo:font-family="Wingdings" style:font-pitch="variable" style:font-charset="x-symbol" fo:color="#660000" fo:font-size="65%"/>
          </text:list-level-style-bullet>
          <text:list-level-style-bullet text:level="4" text:bullet-char="">
            <style:list-level-properties text:space-before="3.858cm" text:min-label-width="1.217cm"/>
            <style:text-properties fo:font-family="Wingdings" style:font-pitch="variable" style:font-charset="x-symbol" fo:color="#999966" fo:font-size="75%"/>
          </text:list-level-style-bullet>
          <text:list-level-style-bullet text:level="5" text:bullet-char="">
            <style:list-level-properties text:space-before="5.08cm" text:min-label-width="1.3cm"/>
            <style:text-properties fo:font-family="Wingdings" style:font-pitch="variable" style:font-charset="x-symbol" fo:color="#999966" fo:font-size="50%"/>
          </text:list-level-style-bullet>
          <text:list-level-style-bullet text:level="6" text:bullet-char="">
            <style:list-level-properties text:space-before="5.08cm" text:min-label-width="1.3cm"/>
            <style:text-properties fo:font-family="Wingdings" style:font-pitch="variable" style:font-charset="x-symbol" fo:color="#999966" fo:font-size="50%"/>
          </text:list-level-style-bullet>
          <text:list-level-style-bullet text:level="7" text:bullet-char="">
            <style:list-level-properties text:space-before="5.08cm" text:min-label-width="1.3cm"/>
            <style:text-properties fo:font-family="Wingdings" style:font-pitch="variable" style:font-charset="x-symbol" fo:color="#999966" fo:font-size="50%"/>
          </text:list-level-style-bullet>
          <text:list-level-style-bullet text:level="8" text:bullet-char="">
            <style:list-level-properties text:space-before="5.08cm" text:min-label-width="1.3cm"/>
            <style:text-properties fo:font-family="Wingdings" style:font-pitch="variable" style:font-charset="x-symbol" fo:color="#999966" fo:font-size="5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305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1.234cm"/>
          <style:tab-stop style:position="3.774cm"/>
          <style:tab-stop style:position="6.314cm"/>
          <style:tab-stop style:position="8.854cm"/>
          <style:tab-stop style:position="11.394cm"/>
          <style:tab-stop style:position="13.934cm"/>
          <style:tab-stop style:position="16.474cm"/>
          <style:tab-stop style:position="19.014cm"/>
          <style:tab-stop style:position="21.554cm"/>
          <style:tab-stop style:position="24.094cm"/>
          <style:tab-stop style:position="26.63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522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0.017cm"/>
          <style:tab-stop style:position="2.557cm"/>
          <style:tab-stop style:position="5.097cm"/>
          <style:tab-stop style:position="7.637cm"/>
          <style:tab-stop style:position="10.177cm"/>
          <style:tab-stop style:position="12.717cm"/>
          <style:tab-stop style:position="15.257cm"/>
          <style:tab-stop style:position="17.797cm"/>
          <style:tab-stop style:position="20.337cm"/>
          <style:tab-stop style:position="22.877cm"/>
          <style:tab-stop style:position="25.417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Standard-outline3" style:family="presentation" style:parent-style-name="Standard-outline2">
      <style:paragraph-properties fo:margin-left="3.827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252cm"/>
          <style:tab-stop style:position="3.792cm"/>
          <style:tab-stop style:position="6.332cm"/>
          <style:tab-stop style:position="8.872cm"/>
          <style:tab-stop style:position="11.412cm"/>
          <style:tab-stop style:position="13.952cm"/>
          <style:tab-stop style:position="16.492cm"/>
          <style:tab-stop style:position="19.032cm"/>
          <style:tab-stop style:position="21.572cm"/>
          <style:tab-stop style:position="24.112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Standard-outline4" style:family="presentation" style:parent-style-name="Standard-outline3">
      <style:paragraph-properties fo:margin-left="5.07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5" style:family="presentation" style:parent-style-name="Standard-outline4">
      <style:paragraph-properties fo:margin-left="6.38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239cm"/>
          <style:tab-stop style:position="3.779cm"/>
          <style:tab-stop style:position="6.319cm"/>
          <style:tab-stop style:position="8.859cm"/>
          <style:tab-stop style:position="11.399cm"/>
          <style:tab-stop style:position="13.939cm"/>
          <style:tab-stop style:position="16.479cm"/>
          <style:tab-stop style:position="19.019cm"/>
          <style:tab-stop style:position="21.5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6" style:family="presentation" style:parent-style-name="Standard-outline5">
      <style:paragraph-properties fo:margin-left="6.38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239cm"/>
          <style:tab-stop style:position="3.779cm"/>
          <style:tab-stop style:position="6.319cm"/>
          <style:tab-stop style:position="8.859cm"/>
          <style:tab-stop style:position="11.399cm"/>
          <style:tab-stop style:position="13.939cm"/>
          <style:tab-stop style:position="16.479cm"/>
          <style:tab-stop style:position="19.019cm"/>
          <style:tab-stop style:position="21.5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7" style:family="presentation" style:parent-style-name="Standard-outline6">
      <style:paragraph-properties fo:margin-left="6.38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239cm"/>
          <style:tab-stop style:position="3.779cm"/>
          <style:tab-stop style:position="6.319cm"/>
          <style:tab-stop style:position="8.859cm"/>
          <style:tab-stop style:position="11.399cm"/>
          <style:tab-stop style:position="13.939cm"/>
          <style:tab-stop style:position="16.479cm"/>
          <style:tab-stop style:position="19.019cm"/>
          <style:tab-stop style:position="21.5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8" style:family="presentation" style:parent-style-name="Standard-outline7">
      <style:paragraph-properties fo:margin-left="6.38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239cm"/>
          <style:tab-stop style:position="3.779cm"/>
          <style:tab-stop style:position="6.319cm"/>
          <style:tab-stop style:position="8.859cm"/>
          <style:tab-stop style:position="11.399cm"/>
          <style:tab-stop style:position="13.939cm"/>
          <style:tab-stop style:position="16.479cm"/>
          <style:tab-stop style:position="19.019cm"/>
          <style:tab-stop style:position="21.5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9" style:family="presentation" style:parent-style-name="Standard-outline8">
      <style:paragraph-properties fo:margin-left="6.38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239cm"/>
          <style:tab-stop style:position="3.779cm"/>
          <style:tab-stop style:position="6.319cm"/>
          <style:tab-stop style:position="8.859cm"/>
          <style:tab-stop style:position="11.399cm"/>
          <style:tab-stop style:position="13.939cm"/>
          <style:tab-stop style:position="16.479cm"/>
          <style:tab-stop style:position="19.019cm"/>
          <style:tab-stop style:position="21.5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660000"/>
    </style:style>
    <style:style style:name="gr4" style:family="graphic" style:parent-style-name="standard">
      <style:graphic-properties draw:stroke="solid" svg:stroke-width="0.035cm" svg:stroke-color="#000000" draw:stroke-linejoin="miter" draw:fill="solid" draw:fill-color="#660000" draw:textarea-horizontal-align="left" draw:textarea-vertical-align="middle" draw:auto-grow-height="false" fo:padding-top="0.13cm" fo:padding-bottom="0.13cm" fo:padding-left="0.25cm" fo:padding-right="0.25cm" fo:wrap-option="wrap" draw:shadow="hidden" draw:shadow-color="#660000"/>
    </style:style>
    <style:style style:name="gr5" style:family="graphic" style:parent-style-name="standard">
      <style:graphic-properties draw:stroke="solid" svg:stroke-width="0.035cm" svg:stroke-color="#000000" draw:stroke-linejoin="miter" draw:fill="solid" draw:fill-color="#999966" draw:textarea-horizontal-align="left" draw:textarea-vertical-align="middle" draw:auto-grow-height="false" fo:padding-top="0.13cm" fo:padding-bottom="0.13cm" fo:padding-left="0.25cm" fo:padding-right="0.25cm" fo:wrap-option="wrap" draw:shadow="hidden" draw:shadow-color="#660000"/>
    </style:style>
    <style:style style:name="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Standard-backgroundobjects">
      <style:graphic-properties draw:stroke="none" draw:fill="none" draw:fill-color="#cccc00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660000"/>
    </style:style>
    <style:style style:name="pr2" style:family="presentation" style:parent-style-name="Standard-backgroundobjects">
      <style:graphic-properties draw:stroke="none" draw:fill="none" draw:fill-color="#cccc00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660000"/>
    </style:style>
    <style:style style:name="pr3" style:family="presentation" style:parent-style-name="Standard-backgroundobjects">
      <style:graphic-properties draw:stroke="none" draw:fill="none" draw:fill-color="#cccc00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660000"/>
    </style:style>
    <style:style style:name="pr4" style:family="presentation" style:parent-style-name="Standard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Standard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Standard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Standard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text:enable-numbering="false" fo:text-indent="0cm" style:writing-mode="lr-tb"/>
      <style:text-properties fo:font-size="14pt" style:font-size-asian="14pt" style:font-size-complex="14pt"/>
    </style:style>
    <style:style style:name="P6" style:family="paragraph">
      <style:paragraph-properties fo:margin-left="0cm" fo:margin-right="0cm" fo:text-align="center" text:enable-numbering="false" fo:text-indent="0cm" style:writing-mode="lr-tb"/>
      <style:text-properties fo:font-size="14pt" style:font-size-asian="14pt" style:font-size-complex="14pt"/>
    </style:style>
    <style:style style:name="P7" style:family="paragraph">
      <style:paragraph-properties fo:margin-left="0cm" fo:margin-right="0cm" fo:text-align="end" text:enable-numbering="false" fo:text-indent="0cm" style:writing-mode="lr-tb"/>
      <style:text-properties fo:font-size="14pt" style:font-size-asian="14pt" style:font-size-complex="14pt"/>
    </style:style>
    <style:style style:name="P8" style:family="paragraph">
      <style:paragraph-properties fo:text-align="center" style:writing-mode="lr-tb"/>
      <style:text-properties fo:font-size="24pt"/>
    </style:style>
    <style:style style:name="P9" style:family="paragraph">
      <style:paragraph-properties style:writing-mode="lr-tb"/>
    </style:style>
    <style:style style:name="P10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color="#000000" fo:font-size="12pt" fo:language="en" fo:country="US" style:font-size-asian="12pt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1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1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1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1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1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1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1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1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1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1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8.266cm" svg:height="1.26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8.266cm" svg:height="1.269cm" svg:x="10.783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8.266cm" svg:height="1.269cm" svg:x="0cm" svg:y="24.13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8.266cm" svg:height="1.269cm" svg:x="10.783cm" svg:y="24.13cm">
        <draw:text-box>
          <text:p text:style-name="P3"><text:span text:style-name="T1"><text:page-number>&lt;Nummer&gt;</text:page-number></text:span></text:p>
        </draw:text-box>
      </draw:frame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 draw:page-number="2"/>
      <draw:page-thumbnail draw:layer="backgroundobjects" svg:width="6.095cm" svg:height="4.571cm" svg:x="2.19cm" svg:y="10.414cm" draw:page-number="3"/>
      <draw:page-thumbnail draw:layer="backgroundobjects" svg:width="6.095cm" svg:height="4.571cm" svg:x="10.762cm" svg:y="10.414cm" draw:page-number="4"/>
      <draw:page-thumbnail draw:layer="backgroundobjects" svg:width="6.095cm" svg:height="4.571cm" svg:x="2.19cm" svg:y="17.272cm" draw:page-number="5"/>
      <draw:page-thumbnail draw:layer="backgroundobjects" svg:width="6.095cm" svg:height="4.571cm" svg:x="10.762cm" svg:y="17.272cm" draw:page-number="6"/>
    </style:handout-master>
    <style:master-page style:name="Standard" style:page-layout-name="PM1" draw:style-name="dp1">
      <draw:frame presentation:style-name="Standard-title" draw:layer="backgroundobjects" svg:width="22.86cm" svg:height="3.985cm" svg:x="1.27cm" svg:y="0.671cm" presentation:class="title" presentation:placeholder="true">
        <draw:text-box/>
      </draw:frame>
      <draw:frame presentation:style-name="Standard-outline1" draw:layer="backgroundobjects" svg:width="22.86cm" svg:height="11.951cm" svg:x="1.27cm" svg:y="5.08cm" presentation:class="outline" presentation:placeholder="true">
        <draw:text-box/>
      </draw:frame>
      <draw:frame presentation:style-name="pr1" draw:text-style-name="P5" draw:layer="backgroundobjects" svg:width="4.657cm" svg:height="1.271cm" svg:x="1.269cm" svg:y="17.357cm" presentation:class="date-time">
        <draw:text-box>
          <text:p text:style-name="P5"><text:span text:style-name="T2"><presentation:date-time/></text:span></text:p>
        </draw:text-box>
      </draw:frame>
      <draw:frame presentation:style-name="pr2" draw:text-style-name="P6" draw:layer="backgroundobjects" svg:width="8.044cm" svg:height="1.271cm" svg:x="8.678cm" svg:y="17.357cm" presentation:class="footer">
        <draw:text-box>
          <text:p text:style-name="P6"><text:span text:style-name="T2"><presentation:footer/></text:span></text:p>
        </draw:text-box>
      </draw:frame>
      <draw:frame presentation:style-name="pr3" draw:text-style-name="P7" draw:layer="backgroundobjects" svg:width="5.292cm" svg:height="1.271cm" svg:x="18.838cm" svg:y="17.357cm" presentation:class="page-number">
        <draw:text-box>
          <text:p text:style-name="P7"><text:span text:style-name="T2"><text:page-number>&lt;Nummer&gt;</text:page-number></text:span></text:p>
        </draw:text-box>
      </draw:frame>
      <draw:g>
        <draw:line draw:style-name="gr3" draw:text-style-name="P8" draw:layer="backgroundobjects" svg:x1="24.342cm" svg:y1="4.868cm" svg:x2="1.27cm" svg:y2="4.868cm">
          <text:p text:style-name="P1"/>
        </draw:line>
        <draw:custom-shape draw:style-name="gr4" draw:text-style-name="P9" draw:layer="backgroundobjects" svg:width="0.635cm" svg:height="0.635cm" svg:x="24.271cm" svg:y="0.423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9" draw:layer="backgroundobjects" svg:width="23.486cm" svg:height="0.635cm" svg:x="0.776cm" svg:y="0.423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9" draw:layer="backgroundobjects" svg:width="23.486cm" svg:height="0.388cm" svg:x="0.776cm" svg:y="1.058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9" draw:layer="backgroundobjects" svg:width="0.635cm" svg:height="0.379cm" svg:x="24.271cm" svg:y="1.063cm">
          <text:p text:style-name="P1"/>
          <draw:enhanced-geometry svg:viewBox="0 0 21600 21600" draw:type="rectangle" draw:enhanced-path="M 0 0 L 21600 0 21600 21600 0 21600 0 0 Z N"/>
        </draw:custom-shape>
      </draw:g>
      <presentation:notes style:page-layout-name="PM0">
        <draw:rect draw:style-name="gr6" draw:text-style-name="P10" draw:layer="backgroundobjects" svg:width="19.05cm" svg:height="25.4cm" svg:x="0cm" svg:y="0cm">
          <text:p text:style-name="P1"/>
        </draw:rect>
        <draw:frame presentation:style-name="pr4" draw:text-style-name="P5" draw:layer="backgroundobjects" svg:width="8.255cm" svg:height="1.271cm" svg:x="-0.001cm" svg:y="0cm" presentation:class="header">
          <draw:text-box>
            <text:p text:style-name="P5"><text:span text:style-name="T3"><presentation:header/></text:span></text:p>
          </draw:text-box>
        </draw:frame>
        <draw:frame presentation:style-name="pr5" draw:text-style-name="P7" draw:layer="backgroundobjects" svg:width="8.255cm" svg:height="1.271cm" svg:x="10.79cm" svg:y="0cm" presentation:class="date-time">
          <draw:text-box>
            <text:p text:style-name="P7"><text:span text:style-name="T3"><presentation:date-time/></text:span></text:p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5.24cm" svg:height="11.431cm" svg:x="1.905cm" svg:y="12.065cm" presentation:class="notes" presentation:placeholder="true">
          <draw:text-box/>
        </draw:frame>
        <draw:frame presentation:style-name="pr6" draw:text-style-name="P5" draw:layer="backgroundobjects" svg:width="8.255cm" svg:height="1.271cm" svg:x="-0.001cm" svg:y="24.125cm" presentation:class="footer">
          <draw:text-box>
            <text:p text:style-name="P5"><text:span text:style-name="T3"><presentation:footer/></text:span></text:p>
          </draw:text-box>
        </draw:frame>
        <draw:frame presentation:style-name="pr7" draw:text-style-name="P7" draw:layer="backgroundobjects" svg:width="8.255cm" svg:height="1.271cm" svg:x="10.79cm" svg:y="24.125cm" presentation:class="page-number">
          <draw:text-box>
            <text:p text:style-name="P7"><text:span text:style-name="T3"><text:page-number>&lt;Nummer&gt;</text:page-number></text:span></text:p>
          </draw:text-box>
        </draw:frame>
      </presentation:notes>
    </style:master-page>
    <style:master-page style:name="Standard" style:page-layout-name="PM1" draw:style-name="dp1">
      <draw:frame presentation:style-name="Standard-title" draw:layer="backgroundobjects" svg:width="22.86cm" svg:height="3.985cm" svg:x="1.27cm" svg:y="0.671cm" presentation:class="title" presentation:placeholder="true">
        <draw:text-box/>
      </draw:frame>
      <draw:frame presentation:style-name="Standard-outline1" draw:layer="backgroundobjects" svg:width="22.86cm" svg:height="11.951cm" svg:x="1.27cm" svg:y="5.08cm" presentation:class="outline" presentation:placeholder="true">
        <draw:text-box/>
      </draw:frame>
      <draw:frame presentation:style-name="pr1" draw:text-style-name="P5" draw:layer="backgroundobjects" svg:width="4.657cm" svg:height="1.271cm" svg:x="1.269cm" svg:y="17.357cm" presentation:class="date-time">
        <draw:text-box>
          <text:p text:style-name="P5"><text:span text:style-name="T2"><presentation:date-time/></text:span></text:p>
        </draw:text-box>
      </draw:frame>
      <draw:frame presentation:style-name="pr2" draw:text-style-name="P6" draw:layer="backgroundobjects" svg:width="8.044cm" svg:height="1.271cm" svg:x="8.678cm" svg:y="17.357cm" presentation:class="footer">
        <draw:text-box>
          <text:p text:style-name="P6"><text:span text:style-name="T2"><presentation:footer/></text:span></text:p>
        </draw:text-box>
      </draw:frame>
      <draw:frame presentation:style-name="pr3" draw:text-style-name="P7" draw:layer="backgroundobjects" svg:width="5.292cm" svg:height="1.271cm" svg:x="18.838cm" svg:y="17.357cm" presentation:class="page-number">
        <draw:text-box>
          <text:p text:style-name="P7"><text:span text:style-name="T2"><text:page-number>&lt;Nummer&gt;</text:page-number></text:span></text:p>
        </draw:text-box>
      </draw:frame>
      <draw:g>
        <draw:line draw:style-name="gr3" draw:text-style-name="P8" draw:layer="backgroundobjects" svg:x1="24.342cm" svg:y1="4.868cm" svg:x2="1.27cm" svg:y2="4.868cm">
          <text:p text:style-name="P1"/>
        </draw:line>
        <draw:custom-shape draw:style-name="gr4" draw:text-style-name="P9" draw:layer="backgroundobjects" svg:width="0.635cm" svg:height="0.635cm" svg:x="24.271cm" svg:y="0.423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9" draw:layer="backgroundobjects" svg:width="23.486cm" svg:height="0.635cm" svg:x="0.776cm" svg:y="0.423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9" draw:layer="backgroundobjects" svg:width="23.486cm" svg:height="0.388cm" svg:x="0.776cm" svg:y="1.058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9" draw:layer="backgroundobjects" svg:width="0.635cm" svg:height="0.379cm" svg:x="24.271cm" svg:y="1.063cm">
          <text:p text:style-name="P1"/>
          <draw:enhanced-geometry svg:viewBox="0 0 21600 21600" draw:type="rectangle" draw:enhanced-path="M 0 0 L 21600 0 21600 21600 0 21600 0 0 Z N"/>
        </draw:custom-shape>
      </draw:g>
      <presentation:notes style:page-layout-name="PM0">
        <draw:rect draw:style-name="gr6" draw:text-style-name="P10" draw:layer="backgroundobjects" svg:width="19.05cm" svg:height="25.4cm" svg:x="-0.001cm" svg:y="-0.001cm">
          <text:p text:style-name="P1"/>
        </draw:rect>
        <draw:frame presentation:style-name="pr4" draw:text-style-name="P5" draw:layer="backgroundobjects" svg:width="8.255cm" svg:height="1.271cm" svg:x="0cm" svg:y="0cm" presentation:class="header">
          <draw:text-box>
            <text:p text:style-name="P5"><text:span text:style-name="T3"><presentation:header/></text:span></text:p>
          </draw:text-box>
        </draw:frame>
        <draw:frame presentation:style-name="pr5" draw:text-style-name="P7" draw:layer="backgroundobjects" svg:width="8.255cm" svg:height="1.271cm" svg:x="10.79cm" svg:y="0cm" presentation:class="date-time">
          <draw:text-box>
            <text:p text:style-name="P7"><text:span text:style-name="T3"><presentation:date-time/></text:span></text:p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5.24cm" svg:height="11.431cm" svg:x="1.905cm" svg:y="12.065cm" presentation:class="notes" presentation:placeholder="true">
          <draw:text-box/>
        </draw:frame>
        <draw:frame presentation:style-name="pr6" draw:text-style-name="P5" draw:layer="backgroundobjects" svg:width="8.255cm" svg:height="1.271cm" svg:x="0cm" svg:y="24.125cm" presentation:class="footer">
          <draw:text-box>
            <text:p text:style-name="P5"><text:span text:style-name="T3"><presentation:footer/></text:span></text:p>
          </draw:text-box>
        </draw:frame>
        <draw:frame presentation:style-name="pr7" draw:text-style-name="P7" draw:layer="backgroundobjects" svg:width="8.255cm" svg:height="1.271cm" svg:x="10.79cm" svg:y="24.125cm" presentation:class="page-number">
          <draw:text-box>
            <text:p text:style-name="P7"><text:span text:style-name="T3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creation-date>2005-12-29T19:29:02</meta:creation-date>
    <dc:creator>Christopher Schmidt</dc:creator>
    <dc:date>2006-05-04T21:41:05</dc:date>
    <dc:language>de-DE</dc:language>
    <meta:editing-cycles>73</meta:editing-cycles>
    <meta:editing-duration>PT4H5M44S</meta:editing-duration>
    <meta:user-defined meta:name="Info 1"/>
    <meta:user-defined meta:name="Info 2"/>
    <meta:user-defined meta:name="Info 3"/>
    <meta:user-defined meta:name="Info 4"/>
    <meta:document-statistic meta:object-count="140"/>
  </office:meta>
</office:document-meta>
</file>